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131.89mm"/>
    </style:style>
    <style:style style:name="co7" style:family="table-column">
      <style:table-column-properties fo:break-before="auto" style:column-width="82.46mm"/>
    </style:style>
    <style:style style:name="co8" style:family="table-column">
      <style:table-column-properties fo:break-before="auto" style:column-width="4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analysis-2019-08-2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 Users</text:p>
          </table:table-cell>
          <table:table-cell office:value-type="string" calcext:value-type="string">
            <text:p>Day Repeat Users</text:p>
          </table:table-cell>
          <table:table-cell office:value-type="string" calcext:value-type="string">
            <text:p>Day New Users</text:p>
          </table:table-cell>
          <table:table-cell office:value-type="string" calcext:value-type="string">
            <text:p>Total Users</text:p>
          </table:table-cell>
          <table:table-cell office:value-type="string" calcext:value-type="string">
            <text:p>Bar chart</text:p>
          </table:table-cell>
          <table:table-cell office:value-type="string" calcext:value-type="string">
            <text:p>Repeat User Ids</text:p>
          </table:table-cell>
          <table:table-cell/>
        </table:table-row>
        <table:table-row table:style-name="ro1">
          <table:table-cell office:value-type="string" calcext:value-type="string">
            <text:p>2019-01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UKPR-0826</text:p>
          </table:table-cell>
        </table:table-row>
        <table:table-row table:style-name="ro1">
          <table:table-cell office:value-type="string" calcext:value-type="string">
            <text:p>2019-01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###====</text:p>
          </table:table-cell>
          <table:table-cell office:value-type="string" calcext:value-type="string">
            <text:p>HLSR-7855+MLVG-6486+VVQS-6353+YQIY-2846</text:p>
          </table:table-cell>
          <table:table-cell office:value-type="string" calcext:value-type="string">
            <text:p>CVTN-9680+LXDA-2236+VBUX-0371+ZKCU-3436</text:p>
          </table:table-cell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######===</text:p>
          </table:table-cell>
          <table:table-cell office:value-type="string" calcext:value-type="string">
            <text:p>FAQZ-9635+MGUF-2016+MLVG-6486+POHS-7433+VVKA-4702+XNYI-7909+YQIY-2846</text:p>
          </table:table-cell>
          <table:table-cell office:value-type="string" calcext:value-type="string">
            <text:p>GXGD-3697+JXBH-6097+KYIP-3217</text:p>
          </table:table-cell>
        </table:table-row>
        <table:table-row table:style-name="ro1">
          <table:table-cell office:value-type="string" calcext:value-type="string">
            <text:p>2019-01-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####=====</text:p>
          </table:table-cell>
          <table:table-cell office:value-type="string" calcext:value-type="string">
            <text:p>FAQZ-9635+MLVG-6486+VVQS-6353+WDNG-5390+XNYI-7909</text:p>
          </table:table-cell>
          <table:table-cell office:value-type="string" calcext:value-type="string">
            <text:p>AVDG-2569+BPCW-5819+UBNP-9195+XJJH-3627+YBMY-8296</text:p>
          </table:table-cell>
        </table:table-row>
        <table:table-row table:style-name="ro1">
          <table:table-cell office:value-type="string" calcext:value-type="string">
            <text:p>2019-01-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######===</text:p>
          </table:table-cell>
          <table:table-cell office:value-type="string" calcext:value-type="string">
            <text:p>DUKR-6322+JHCU-0921+OSEC-9795+PBHJ-9721+VVKA-4702+XKIT-5112+XNYI-7909</text:p>
          </table:table-cell>
          <table:table-cell office:value-type="string" calcext:value-type="string">
            <text:p>BDTW-8653+RSNG-1584+YKTW-7991</text:p>
          </table:table-cell>
        </table:table-row>
        <table:table-row table:style-name="ro1">
          <table:table-cell office:value-type="string" calcext:value-type="string">
            <text:p>2019-01-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#######=====</text:p>
          </table:table-cell>
          <table:table-cell office:value-type="string" calcext:value-type="string">
            <text:p>BMWY-7330+DUKR-6322+FAQZ-9635+MLVG-6486+VKSK-5523+XKIT-5112+XNYI-7909+YMAG-5715</text:p>
          </table:table-cell>
          <table:table-cell office:value-type="string" calcext:value-type="string">
            <text:p>HIPH-6374+JFRP-7288+PDEV-4614+SBKL-3328+SUMC-2282</text:p>
          </table:table-cell>
        </table:table-row>
        <table:table-row table:style-name="ro1">
          <table:table-cell office:value-type="string" calcext:value-type="string">
            <text:p>2019-01-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BMWY-7330+LKKH-3523+VVQS-6353+XNYI-7909</text:p>
          </table:table-cell>
          <table:table-cell/>
        </table:table-row>
        <table:table-row table:style-name="ro1">
          <table:table-cell office:value-type="string" calcext:value-type="string">
            <text:p>2019-01-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=</text:p>
          </table:table-cell>
          <table:table-cell office:value-type="string" calcext:value-type="string">
            <text:p>VVQS-6353</text:p>
          </table:table-cell>
          <table:table-cell office:value-type="string" calcext:value-type="string">
            <text:p>TLQR-1070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########===</text:p>
          </table:table-cell>
          <table:table-cell office:value-type="string" calcext:value-type="string">
            <text:p>BWIE-1501+CLLN-2975+FAQZ-9635+MLVG-6486+QOYQ-2964+SDGY-3727+WJSN-4420+XKIT-5112+XNYI-7909</text:p>
          </table:table-cell>
          <table:table-cell office:value-type="string" calcext:value-type="string">
            <text:p>GHSC-5412+NAVL-0775+PHBW-5163</text:p>
          </table:table-cell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########==========</text:p>
          </table:table-cell>
          <table:table-cell office:value-type="string" calcext:value-type="string">
            <text:p>CLLN-2975+DUKR-6322+EKTS-4951+FAQZ-9635+GHRG-9006+GHZU-2989+MLVG-6486+SDGY-3727+XKIT-5112</text:p>
          </table:table-cell>
          <table:table-cell office:value-type="string" calcext:value-type="string">
            <text:p>JEJV-1767+MNOX-1826+MOWQ-3263+MWVD-7972+NCUS-5363+OEHA-3895+UJGY-2229+XQGO-8003+YPXI-8697+ZZOT-2314</text:p>
          </table:table-cell>
        </table:table-row>
        <table:table-row table:style-name="ro1">
          <table:table-cell office:value-type="string" calcext:value-type="string">
            <text:p>2019-01-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#################============</text:p>
          </table:table-cell>
          <table:table-cell office:value-type="string" calcext:value-type="string">
            <text:p>BVUB-0093+BXPG-4160+DDLG-3603+DUKR-6322+EZVD-9100+FAQZ-9635+FODY-2673+GHRG-9006+GHZU-2989+HVPO-7620+LUHO-0453+MLVG-6486+UTNP-6934+VKSK-5523+VPWN-9823+XBGO-8810+XKIT-5112+XNYI-7909</text:p>
          </table:table-cell>
          <table:table-cell office:value-type="string" calcext:value-type="string">
            <text:p>CFNI-4363+FGAV-4786+GKTJ-9130+JVUA-4666+KEJO-2163+MGAS-8511+MSHN-8260+NIQI-1155+QBHD-2281+RUUZ-1182+UVQP-9868+YSJX-2798</text:p>
          </table:table-cell>
        </table:table-row>
        <table:table-row table:style-name="ro1">
          <table:table-cell office:value-type="string" calcext:value-type="string">
            <text:p>2019-01-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##############====</text:p>
          </table:table-cell>
          <table:table-cell office:value-type="string" calcext:value-type="string">
            <text:p>BVUB-0093+BXPG-4160+EZVD-9100+FAQZ-9635+FODY-2673+GHRG-9006+HYIT-8542+MLVG-6486+MZDE-6594+NOZK-3836+UTNP-6934+WQXB-7118+XBGO-8810+XNYI-7909+ZFPL-1543</text:p>
          </table:table-cell>
          <table:table-cell office:value-type="string" calcext:value-type="string">
            <text:p>IHZS-1606+THGD-2893+WQEC-9381+YKCM-0704</text:p>
          </table:table-cell>
        </table:table-row>
        <table:table-row table:style-name="ro1">
          <table:table-cell office:value-type="string" calcext:value-type="string">
            <text:p>2019-02-0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#################======</text:p>
          </table:table-cell>
          <table:table-cell office:value-type="string" calcext:value-type="string">
            <text:p>AJYT-3559+BXPG-4160+DPCU-5083+FAQZ-9635+HVPO-7620+HYIT-8542+LYZT-7818+MGUF-2016+MLVG-6486+MNCV-9652+MZDE-6594+OPPT-1297+VKSK-5523+VPWN-9823+XKIT-5112+XNYI-7909+YMAG-5715</text:p>
          </table:table-cell>
          <table:table-cell office:value-type="string" calcext:value-type="string">
            <text:p>BOVB-6576+PZTP-2601+SFOC-2740+UMCM-1679+VXQB-9802+VZSS-1975</text:p>
          </table:table-cell>
        </table:table-row>
        <table:table-row table:style-name="ro1">
          <table:table-cell office:value-type="string" calcext:value-type="string">
            <text:p>2019-02-0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######==</text:p>
          </table:table-cell>
          <table:table-cell office:value-type="string" calcext:value-type="string">
            <text:p>BXPG-4160+FODY-2673+LYZT-7818+MNCV-9652+OPPT-1297+UTNP-6934+VPWN-9823</text:p>
          </table:table-cell>
          <table:table-cell office:value-type="string" calcext:value-type="string">
            <text:p>CKHN-0397+IJWX-4997</text:p>
          </table:table-cell>
        </table:table-row>
        <table:table-row table:style-name="ro1">
          <table:table-cell office:value-type="string" calcext:value-type="string">
            <text:p>2019-02-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#####=</text:p>
          </table:table-cell>
          <table:table-cell office:value-type="string" calcext:value-type="string">
            <text:p>AJYT-3559+BWIE-1501+BXPG-4160+MNCV-9652+VPWN-9823</text:p>
          </table:table-cell>
          <table:table-cell office:value-type="string" calcext:value-type="string">
            <text:p>SDKK-4439</text:p>
          </table:table-cell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####################====</text:p>
          </table:table-cell>
          <table:table-cell office:value-type="string" calcext:value-type="string">
            <text:p>BVUB-0093+BXPG-4160+DOQS-6727+ECPV-4896+FRVR-4426+GBOG-7208+GHRG-9006+HNJO-5504+JXDZ-4888+LMXX-1482+LUHO-0453+LYZT-7818+MLVG-6486+OPPT-1297+PBHJ-9721+UTNP-6934+VPWN-9823+XNYI-7909+ZFPL-1543+ZKEI-0501</text:p>
          </table:table-cell>
          <table:table-cell office:value-type="string" calcext:value-type="string">
            <text:p>OPQN-8560+RNSO-8120+TPRL-2474+YTBR-8886</text:p>
          </table:table-cell>
        </table:table-row>
        <table:table-row table:style-name="ro1">
          <table:table-cell office:value-type="string" calcext:value-type="string">
            <text:p>2019-02-0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#############====</text:p>
          </table:table-cell>
          <table:table-cell office:value-type="string" calcext:value-type="string">
            <text:p>AJYT-3559+BXPG-4160+DOQS-6727+DPCU-5083+ELEK-5479+HNJO-5504+JXDZ-4888+LMXX-1482+MLVG-6486+UGZV-3950+VPWN-9823+XKIT-5112+XNYI-7909+ZFPL-1543</text:p>
          </table:table-cell>
          <table:table-cell office:value-type="string" calcext:value-type="string">
            <text:p>ESZY-2012+NAEH-2143+ORHC-2226+VGGE-4214</text:p>
          </table:table-cell>
        </table:table-row>
        <table:table-row table:style-name="ro1">
          <table:table-cell office:value-type="string" calcext:value-type="string">
            <text:p>2019-02-0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################====</text:p>
          </table:table-cell>
          <table:table-cell office:value-type="string" calcext:value-type="string">
            <text:p>AJYT-3559+BPUW-1369+BVUB-0093+BXPG-4160+EASQ-4222+EKTS-4951+FRVR-4426+JXDZ-4888+MGQK-0871+MLVG-6486+NOZK-3836+RQVY-7399+UGZV-3950+VPWN-9823+XKIT-5112+ZFPL-1543</text:p>
          </table:table-cell>
          <table:table-cell office:value-type="string" calcext:value-type="string">
            <text:p>HKTG-5703+MXKE-6712+PZYU-3618+QOLK-3609</text:p>
          </table:table-cell>
        </table:table-row>
        <table:table-row table:style-name="ro1">
          <table:table-cell office:value-type="string" calcext:value-type="string">
            <text:p>2019-02-0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###########=</text:p>
          </table:table-cell>
          <table:table-cell office:value-type="string" calcext:value-type="string">
            <text:p>AJYT-3559+BVUB-0093+BXPG-4160+EASQ-4222+ELEK-5479+JXDZ-4888+LMXX-1482+MLVG-6486+RQVY-7399+WJSN-4420+XKIT-5112+XNYI-7909</text:p>
          </table:table-cell>
          <table:table-cell office:value-type="string" calcext:value-type="string">
            <text:p>UYSB-4918</text:p>
          </table:table-cell>
        </table:table-row>
        <table:table-row table:style-name="ro1">
          <table:table-cell office:value-type="string" calcext:value-type="string">
            <text:p>2019-02-0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####################=====</text:p>
          </table:table-cell>
          <table:table-cell office:value-type="string" calcext:value-type="string">
            <text:p>AJYT-3559+BPUW-1369+BVUB-0093+BXPG-4160+DALD-6076+DOQS-6727+HNJO-5504+MGQK-0871+MLVG-6486+NOZK-3836+OPPT-1297+PBHJ-9721+RQVY-7399+SWAG-6509+UTNP-6934+VAGS-1143+VPWN-9823+WQXB-7118+XNYI-7909+YBPU-7011+ZKEI-0501</text:p>
          </table:table-cell>
          <table:table-cell office:value-type="string" calcext:value-type="string">
            <text:p>DKLF-5015+DONG-2707+MURE-9520+RFTH-1186+WOFN-0089</text:p>
          </table:table-cell>
        </table:table-row>
        <table:table-row table:style-name="ro1">
          <table:table-cell office:value-type="string" calcext:value-type="string">
            <text:p>2019-02-0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######==</text:p>
          </table:table-cell>
          <table:table-cell office:value-type="string" calcext:value-type="string">
            <text:p>BPUW-1369+CNGA-8978+HNFU-2596+MGQK-0871+OPPT-1297+VPWN-9823</text:p>
          </table:table-cell>
          <table:table-cell office:value-type="string" calcext:value-type="string">
            <text:p>ILDM-9706+ZJOX-6261</text:p>
          </table:table-cell>
        </table:table-row>
        <table:table-row table:style-name="ro1">
          <table:table-cell office:value-type="string" calcext:value-type="string">
            <text:p>2019-02-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#####==</text:p>
          </table:table-cell>
          <table:table-cell office:value-type="string" calcext:value-type="string">
            <text:p>BPUW-1369+BXPG-4160+HNFU-2596+HNJO-5504+XNYI-7909</text:p>
          </table:table-cell>
          <table:table-cell office:value-type="string" calcext:value-type="string">
            <text:p>AQPL-0822+NPSO-1814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###############===</text:p>
          </table:table-cell>
          <table:table-cell office:value-type="string" calcext:value-type="string">
            <text:p>ALJY-9166+BVUB-0093+BXPG-4160+CNGA-8978+DOQS-6727+ECPV-4896+GBOG-7208+HNFU-2596+MLVG-6486+MLWU-2520+OTOI-3400+RHBP-1081+SWAG-6509+VPWN-9823+XKIT-5112</text:p>
          </table:table-cell>
          <table:table-cell office:value-type="string" calcext:value-type="string">
            <text:p>IQRH-8807+OOPY-8200+YUHP-0469</text:p>
          </table:table-cell>
        </table:table-row>
        <table:table-row table:style-name="ro1">
          <table:table-cell office:value-type="string" calcext:value-type="string">
            <text:p>2019-02-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###########====</text:p>
          </table:table-cell>
          <table:table-cell office:value-type="string" calcext:value-type="string">
            <text:p>ALJY-9166+BPUW-1369+BVUB-0093+BXPG-4160+MLVG-6486+QBDH-3741+QQGB-4572+QVZH-8257+RHBP-1081+XKIT-5112+XNYI-7909</text:p>
          </table:table-cell>
          <table:table-cell office:value-type="string" calcext:value-type="string">
            <text:p>GGFO-3720+YDTK-2829+YZYF-0837+ZGYB-0632</text:p>
          </table:table-cell>
        </table:table-row>
        <table:table-row table:style-name="ro1">
          <table:table-cell office:value-type="string" calcext:value-type="string">
            <text:p>2019-02-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#############=====</text:p>
          </table:table-cell>
          <table:table-cell office:value-type="string" calcext:value-type="string">
            <text:p>AJYT-3559+ALJY-9166+ATBI-8760+BVUB-0093+BXPG-4160+JHCU-0921+LYZT-7818+OTOI-3400+QTML-9311+SWAG-6509+UTNP-6934+XKIT-5112+XNYI-7909</text:p>
          </table:table-cell>
          <table:table-cell office:value-type="string" calcext:value-type="string">
            <text:p>AAZN-4290+CXKK-4888+HIRB-6291+LZIK-9629+RYCW-7468</text:p>
          </table:table-cell>
        </table:table-row>
        <table:table-row table:style-name="ro1">
          <table:table-cell office:value-type="string" calcext:value-type="string">
            <text:p>2019-02-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###########==</text:p>
          </table:table-cell>
          <table:table-cell office:value-type="string" calcext:value-type="string">
            <text:p>BXPG-4160+JVAZ-7736+JZVP-7561+LUHO-0453+LYZT-7818+MGQK-0871+QVZH-8257+UTRU-2751+XKIT-5112+XNYI-7909+YSVY-7613</text:p>
          </table:table-cell>
          <table:table-cell office:value-type="string" calcext:value-type="string">
            <text:p>FRXJ-3979+JEKK-3063</text:p>
          </table:table-cell>
        </table:table-row>
        <table:table-row table:style-name="ro1">
          <table:table-cell office:value-type="string" calcext:value-type="string">
            <text:p>2019-02-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#########======</text:p>
          </table:table-cell>
          <table:table-cell office:value-type="string" calcext:value-type="string">
            <text:p>ALJY-9166+BXPG-4160+JZVP-7561+KVJC-4418+POHS-7433+QOYQ-2964+QTML-9311+QVZH-8257+SWAG-6509+VPWN-9823</text:p>
          </table:table-cell>
          <table:table-cell office:value-type="string" calcext:value-type="string">
            <text:p>BTEG-9805+QRPK-6481+RGOA-9615+WFXE-7020+XQEK-6791+YSLB-0827</text:p>
          </table:table-cell>
        </table:table-row>
        <table:table-row table:style-name="ro1">
          <table:table-cell office:value-type="string" calcext:value-type="string">
            <text:p>2019-02-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####======</text:p>
          </table:table-cell>
          <table:table-cell office:value-type="string" calcext:value-type="string">
            <text:p>ATBI-8760+OTOI-3400+VPWN-9823+XNYI-7909+ZPFR-6458</text:p>
          </table:table-cell>
          <table:table-cell office:value-type="string" calcext:value-type="string">
            <text:p>JOMC-8616+LANJ-0702+NAXU-7001+PLJP-6164+VHRW-0220+XSKN-4301</text:p>
          </table:table-cell>
        </table:table-row>
        <table:table-row table:style-name="ro1">
          <table:table-cell office:value-type="string" calcext:value-type="string">
            <text:p>2019-02-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BPUW-1369+BXPG-4160+MLWU-2520+RHBP-1081+UTNP-6934+VPWN-9823+XNYI-7909</text:p>
          </table:table-cell>
          <table:table-cell/>
        </table:table-row>
        <table:table-row table:style-name="ro1">
          <table:table-cell office:value-type="string" calcext:value-type="string">
            <text:p>2019-02-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##############========</text:p>
          </table:table-cell>
          <table:table-cell office:value-type="string" calcext:value-type="string">
            <text:p>BPUW-1369+BVUB-0093+BXPG-4160+DUKR-6322+JHOK-7920+MLWU-2520+MOSI-0343+PBHJ-9721+QOYQ-2964+QVZH-8257+RHBP-1081+VPWN-9823+XKIT-5112+XNYI-7909+ZPFR-6458</text:p>
          </table:table-cell>
          <table:table-cell office:value-type="string" calcext:value-type="string">
            <text:p>BJCE-3098+BNGV-3514+CIUX-3207+PCNN-0842+QOFE-2098+QPPL-4185+RJAH-9735+ZFQP-7142</text:p>
          </table:table-cell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##################========</text:p>
          </table:table-cell>
          <table:table-cell office:value-type="string" calcext:value-type="string">
            <text:p>ALJY-9166+BVUB-0093+BXPG-4160+ELEK-5479+HAWL-3021+HLSR-7855+JHOK-7920+MJHD-4585+MLVG-6486+MLWU-2520+NXTV-4647+PBHJ-9721+QVZH-8257+TFJE-4954+VPWN-9823+XNYI-7909+YBPU-7011+YSVY-7613</text:p>
          </table:table-cell>
          <table:table-cell office:value-type="string" calcext:value-type="string">
            <text:p>HDFL-3697+OQWC-9402+PWXO-1157+RCJG-4479+WETV-1838+YEZE-1224+ZEIF-0760+ZLUE-1865</text:p>
          </table:table-cell>
        </table:table-row>
        <table:table-row table:style-name="ro1">
          <table:table-cell office:value-type="string" calcext:value-type="string">
            <text:p>2019-02-2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#############======</text:p>
          </table:table-cell>
          <table:table-cell office:value-type="string" calcext:value-type="string">
            <text:p>ALJY-9166+BVUB-0093+BXPG-4160+DUKR-6322+MJHD-4585+MLVG-6486+MLWU-2520+OTOI-3400+TFJE-4954+UMKH-0211+VPWN-9823+XJLZ-2616+XKIT-5112+XNYI-7909</text:p>
          </table:table-cell>
          <table:table-cell office:value-type="string" calcext:value-type="string">
            <text:p>FBCC-2303+IBBP-9175+JDDQ-8850+JVNY-4154+VCPM-7100+VYWD-9634</text:p>
          </table:table-cell>
        </table:table-row>
        <table:table-row table:style-name="ro1">
          <table:table-cell office:value-type="string" calcext:value-type="string">
            <text:p>2019-02-2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##############=======</text:p>
          </table:table-cell>
          <table:table-cell office:value-type="string" calcext:value-type="string">
            <text:p>ALJY-9166+BXPG-4160+DUKR-6322+JZVP-7561+MGDZ-7574+MJHD-4585+MLVG-6486+TFJE-4954+UMKH-0211+VPWN-9823+XJLZ-2616+XJWY-1918+YTNI-0735+ZKEI-0501</text:p>
          </table:table-cell>
          <table:table-cell office:value-type="string" calcext:value-type="string">
            <text:p>CGLK-4948+NYQG-0482+PQJS-7805+QUUW-0962+TJSF-8516+XEMQ-4549+ZGMD-9080</text:p>
          </table:table-cell>
        </table:table-row>
        <table:table-row table:style-name="ro1">
          <table:table-cell office:value-type="string" calcext:value-type="string">
            <text:p>2019-02-2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##############=======</text:p>
          </table:table-cell>
          <table:table-cell office:value-type="string" calcext:value-type="string">
            <text:p>AEEU-1524+BXPG-4160+CNGA-8978+DALD-6076+DUKR-6322+JVAZ-7736+MLWU-2520+OUAS-0091+QOYQ-2964+QRWX-0346+RGUS-6438+VPWN-9823+XJWY-1918+XKIT-5112+ZFPL-1543</text:p>
          </table:table-cell>
          <table:table-cell office:value-type="string" calcext:value-type="string">
            <text:p>JMIX-7876+LHNZ-0098+OTPR-8531+PMBY-7296+PUST-3722+RDMJ-0612+ZGKQ-0822</text:p>
          </table:table-cell>
        </table:table-row>
        <table:table-row table:style-name="ro1">
          <table:table-cell office:value-type="string" calcext:value-type="string">
            <text:p>2019-02-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######==</text:p>
          </table:table-cell>
          <table:table-cell office:value-type="string" calcext:value-type="string">
            <text:p>JHOK-7920+MLWU-2520+QBDH-3741+RHBP-1081+UMKH-0211+VPWN-9823+YBPU-7011</text:p>
          </table:table-cell>
          <table:table-cell office:value-type="string" calcext:value-type="string">
            <text:p>FAPZ-1024+TNHV-8058</text:p>
          </table:table-cell>
        </table:table-row>
        <table:table-row table:style-name="ro1">
          <table:table-cell office:value-type="string" calcext:value-type="string">
            <text:p>2019-02-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LUHO-0453+MLWU-2520+MNCV-9652+VPWN-9823</text:p>
          </table:table-cell>
          <table:table-cell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########==</text:p>
          </table:table-cell>
          <table:table-cell office:value-type="string" calcext:value-type="string">
            <text:p>BXPG-4160+CNGA-8978+DOCR-2174+LYZT-7818+MLWU-2520+NXTV-4647+OTOI-3400+QTML-9311+XKIT-5112</text:p>
          </table:table-cell>
          <table:table-cell office:value-type="string" calcext:value-type="string">
            <text:p>USSR-7557+VZZA-8675</text:p>
          </table:table-cell>
        </table:table-row>
        <table:table-row table:style-name="ro1">
          <table:table-cell office:value-type="string" calcext:value-type="string">
            <text:p>2019-02-2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########====</text:p>
          </table:table-cell>
          <table:table-cell office:value-type="string" calcext:value-type="string">
            <text:p>BVUB-0093+BXPG-4160+DOCR-2174+DUKR-6322+JVFM-3371+MLWU-2520+TFJE-4954+XJLZ-2616</text:p>
          </table:table-cell>
          <table:table-cell office:value-type="string" calcext:value-type="string">
            <text:p>DPNV-5939+MRHT-1787+TWDE-4788+XLCA-2988</text:p>
          </table:table-cell>
        </table:table-row>
        <table:table-row table:style-name="ro1">
          <table:table-cell office:value-type="string" calcext:value-type="string">
            <text:p>2019-02-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#############==</text:p>
          </table:table-cell>
          <table:table-cell office:value-type="string" calcext:value-type="string">
            <text:p>AEEU-1524+ALJY-9166+BXPG-4160+DOCR-2174+HXMB-4945+LUHO-0453+MLVG-6486+MLWU-2520+QERW-8729+RQVY-7399+TFJE-4954+WPZQ-5369+XJLZ-2616</text:p>
          </table:table-cell>
          <table:table-cell office:value-type="string" calcext:value-type="string">
            <text:p>YTOI-1279+YTYZ-4735</text:p>
          </table:table-cell>
        </table:table-row>
        <table:table-row table:style-name="ro1">
          <table:table-cell office:value-type="string" calcext:value-type="string">
            <text:p>2019-02-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###############====</text:p>
          </table:table-cell>
          <table:table-cell office:value-type="string" calcext:value-type="string">
            <text:p>ALJY-9166+BXPG-4160+DDLG-3603+DOCR-2174+FAQZ-9635+HXMB-4945+MLVG-6486+OTOI-3400+PGCD-8131+QERW-8729+VKIL-1659+XJLZ-2616+XKIT-5112+XUQA-8239+ZKEI-0501</text:p>
          </table:table-cell>
          <table:table-cell office:value-type="string" calcext:value-type="string">
            <text:p>ALKS-6275+FUBR-8567+HMJV-0695+RYKM-4271</text:p>
          </table:table-cell>
        </table:table-row>
        <table:table-row table:style-name="ro1">
          <table:table-cell office:value-type="string" calcext:value-type="string">
            <text:p>2019-03-0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############==</text:p>
          </table:table-cell>
          <table:table-cell office:value-type="string" calcext:value-type="string">
            <text:p>BVUB-0093+BXPG-4160+CNGA-8978+DOCR-2174+FAQZ-9635+MLVG-6486+MOSI-0343+PGCD-8131+QERW-8729+UMKH-0211+VXJP-3345+ZKEI-0501</text:p>
          </table:table-cell>
          <table:table-cell office:value-type="string" calcext:value-type="string">
            <text:p>HMJA-4647+OUWC-5808</text:p>
          </table:table-cell>
        </table:table-row>
        <table:table-row table:style-name="ro1">
          <table:table-cell office:value-type="string" calcext:value-type="string">
            <text:p>2019-03-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####=</text:p>
          </table:table-cell>
          <table:table-cell office:value-type="string" calcext:value-type="string">
            <text:p>FAQZ-9635+QERW-8729+RHBP-1081+UMKH-0211+XUQA-8239</text:p>
          </table:table-cell>
          <table:table-cell office:value-type="string" calcext:value-type="string">
            <text:p>NBTV-4116</text:p>
          </table:table-cell>
        </table:table-row>
        <table:table-row table:style-name="ro1">
          <table:table-cell office:value-type="string" calcext:value-type="string">
            <text:p>2019-03-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HXMB-4945+RHBP-1081</text:p>
          </table:table-cell>
          <table:table-cell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###########=======</text:p>
          </table:table-cell>
          <table:table-cell office:value-type="string" calcext:value-type="string">
            <text:p>BXPG-4160+CNGA-8978+FAQZ-9635+HXMB-4945+MLVG-6486+OSEC-9795+QERW-8729+RHBP-1081+TGRM-8751+VAGS-1143+ZEZA-2709</text:p>
          </table:table-cell>
          <table:table-cell office:value-type="string" calcext:value-type="string">
            <text:p>BFCQ-4440+BLQP-4268+DRCZ-2609+ECKX-7278+GNVJ-5524+NYOX-7912+ORBB-9359</text:p>
          </table:table-cell>
        </table:table-row>
        <table:table-row table:style-name="ro1">
          <table:table-cell office:value-type="string" calcext:value-type="string">
            <text:p>2019-03-0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################====</text:p>
          </table:table-cell>
          <table:table-cell office:value-type="string" calcext:value-type="string">
            <text:p>AJNA-2390+BTMQ-2654+BXPG-4160+CNGA-8978+DOCR-2174+HCSS-0359+HXMB-4945+LKCI-2958+MLVG-6486+QERW-8729+QRWX-0346+RQVY-7399+UMKH-0211+WQXB-7118+XKIT-5112+ZEZA-2709</text:p>
          </table:table-cell>
          <table:table-cell office:value-type="string" calcext:value-type="string">
            <text:p>DTZR-1106+JHWQ-0922+KIWV-8081+SDML-4561</text:p>
          </table:table-cell>
        </table:table-row>
        <table:table-row table:style-name="ro1">
          <table:table-cell office:value-type="string" calcext:value-type="string">
            <text:p>2019-03-0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############=====</text:p>
          </table:table-cell>
          <table:table-cell office:value-type="string" calcext:value-type="string">
            <text:p>AJNA-2390+BTMQ-2654+BXPG-4160+FAQZ-9635+HXMB-4945+MLVG-6486+MNCV-9652+QRCS-6296+QRWX-0346+UMKH-0211+UTNP-6934+ZEZA-2709+ZKEI-0501</text:p>
          </table:table-cell>
          <table:table-cell office:value-type="string" calcext:value-type="string">
            <text:p>ADSS-5484+OTQX-9745+VOKB-4006+WBIW-7857+WOHF-3406</text:p>
          </table:table-cell>
        </table:table-row>
        <table:table-row table:style-name="ro1">
          <table:table-cell office:value-type="string" calcext:value-type="string">
            <text:p>2019-03-0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################=====</text:p>
          </table:table-cell>
          <table:table-cell office:value-type="string" calcext:value-type="string">
            <text:p>AJNA-2390+BXPG-4160+CNGA-8978+DOCR-2174+EUYI-8198+FAQZ-9635+HWJX-3284+KVKU-1967+MJHD-4585+QERW-8729+SRDA-5672+VKIL-1659+WJTN-6863+XKIT-5112+YKPG-7274+ZEZA-2709</text:p>
          </table:table-cell>
          <table:table-cell office:value-type="string" calcext:value-type="string">
            <text:p>BWGC-8386+EPQC-1420+PRHO-9809+USLC-7887+XSEX-5426</text:p>
          </table:table-cell>
        </table:table-row>
        <table:table-row table:style-name="ro1">
          <table:table-cell office:value-type="string" calcext:value-type="string">
            <text:p>2019-03-0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###############=====</text:p>
          </table:table-cell>
          <table:table-cell office:value-type="string" calcext:value-type="string">
            <text:p>AJNA-2390+BXPG-4160+CNGA-8978+DOCR-2174+FAQZ-9635+HCSS-0359+HWJX-3284+QERW-8729+RHBP-1081+SKIP-4590+TGRM-8751+VLMN-4235+XKIT-5112+YKPG-7274+YLSD-2450</text:p>
          </table:table-cell>
          <table:table-cell office:value-type="string" calcext:value-type="string">
            <text:p>KWHC-9070+QRYU-0806+SQSY-1340+VRMJ-9909+XSMN-2257</text:p>
          </table:table-cell>
        </table:table-row>
        <table:table-row table:style-name="ro1">
          <table:table-cell office:value-type="string" calcext:value-type="string">
            <text:p>2019-03-0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#######==</text:p>
          </table:table-cell>
          <table:table-cell office:value-type="string" calcext:value-type="string">
            <text:p>DOCR-2174+ELEK-5479+FAQZ-9635+HWJX-3284+QERW-8729+RHBP-1081+VPWN-9823</text:p>
          </table:table-cell>
          <table:table-cell office:value-type="string" calcext:value-type="string">
            <text:p>QXGI-9302+YVSC-3684</text:p>
          </table:table-cell>
        </table:table-row>
        <table:table-row table:style-name="ro1">
          <table:table-cell office:value-type="string" calcext:value-type="string">
            <text:p>2019-03-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######==</text:p>
          </table:table-cell>
          <table:table-cell office:value-type="string" calcext:value-type="string">
            <text:p>DOCR-2174+GGYM-4287+HCSS-0359+QTML-9311+SKIP-4590+VPWN-9823</text:p>
          </table:table-cell>
          <table:table-cell office:value-type="string" calcext:value-type="string">
            <text:p>NINL-4798+ZIFR-5920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##############======</text:p>
          </table:table-cell>
          <table:table-cell office:value-type="string" calcext:value-type="string">
            <text:p>BXPG-4160+CNGA-8978+DMTU-5007+DOCR-2174+FAQZ-9635+GGYM-4287+HXMB-4945+KVKU-1967+MLVG-6486+MOSI-0343+QVZH-8257+SKIP-4590+UBKO-0247+XUMQ-0668</text:p>
          </table:table-cell>
          <table:table-cell office:value-type="string" calcext:value-type="string">
            <text:p>ADXI-7499+AXSA-2770+JZHX-6710+LQBV-1912+PJPN-0218+ZWEF-5482</text:p>
          </table:table-cell>
        </table:table-row>
        <table:table-row table:style-name="ro1">
          <table:table-cell office:value-type="string" calcext:value-type="string">
            <text:p>2019-03-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##############===</text:p>
          </table:table-cell>
          <table:table-cell office:value-type="string" calcext:value-type="string">
            <text:p>BTMQ-2654+BXPG-4160+DOCR-2174+FAQZ-9635+GGYM-4287+HXMB-4945+LYZT-7818+QERW-8729+QTML-9311+RHBP-1081+UBKO-0247+UMKH-0211+WLPB-7101+ZHDF-4181</text:p>
          </table:table-cell>
          <table:table-cell office:value-type="string" calcext:value-type="string">
            <text:p>VTXW-1355+XYKE-4571+ZWAK-6331</text:p>
          </table:table-cell>
        </table:table-row>
        <table:table-row table:style-name="ro1">
          <table:table-cell office:value-type="string" calcext:value-type="string">
            <text:p>2019-03-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####################=====</text:p>
          </table:table-cell>
          <table:table-cell office:value-type="string" calcext:value-type="string">
            <text:p>DMTU-5007+DOCR-2174+EASQ-4222+FAQZ-9635+JVFM-3371+KVKU-1967+MWJI-8012+NCKK-0316+PBHJ-9721+QERW-8729+QGSE-6556+RHBP-1081+RIOX-1467+SKIP-4590+UBKO-0247+UMKH-0211+VLMN-4235+XUQA-8239+YHYS-0594+ZHDF-4181</text:p>
          </table:table-cell>
          <table:table-cell office:value-type="string" calcext:value-type="string">
            <text:p>BKWN-0714+EPNF-7593+GCEZ-0126+IDTR-3893+PCJT-7025</text:p>
          </table:table-cell>
        </table:table-row>
        <table:table-row table:style-name="ro1">
          <table:table-cell office:value-type="string" calcext:value-type="string">
            <text:p>2019-03-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###################===</text:p>
          </table:table-cell>
          <table:table-cell office:value-type="string" calcext:value-type="string">
            <text:p>DMTU-5007+DOCR-2174+FAQZ-9635+IDKL-1371+KVKU-1967+MJHD-4585+MLVG-6486+MWJI-8012+NYFZ-4673+PBHJ-9721+QERW-8729+QGSE-6556+RIOX-1467+TGRM-8751+UMKH-0211+XUMQ-0668+YHYS-0594+ZHDF-4181+ZKEI-0501</text:p>
          </table:table-cell>
          <table:table-cell office:value-type="string" calcext:value-type="string">
            <text:p>PZQG-1812+QGLV-6785+ZEVT-3506</text:p>
          </table:table-cell>
        </table:table-row>
        <table:table-row table:style-name="ro1">
          <table:table-cell office:value-type="string" calcext:value-type="string">
            <text:p>2019-03-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############=====</text:p>
          </table:table-cell>
          <table:table-cell office:value-type="string" calcext:value-type="string">
            <text:p>DOCR-2174+FAQZ-9635+MLVG-6486+NYFZ-4673+OTOI-3400+PBHJ-9721+QERW-8729+RHBP-1081+RIOX-1467+TFJE-4954+UMKH-0211+YHYS-0594</text:p>
          </table:table-cell>
          <table:table-cell office:value-type="string" calcext:value-type="string">
            <text:p>BTSE-8047+DGWH-3106+FALU-7979+HRMT-2720+ZPUZ-1781</text:p>
          </table:table-cell>
        </table:table-row>
        <table:table-row table:style-name="ro1">
          <table:table-cell office:value-type="string" calcext:value-type="string">
            <text:p>2019-03-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#########===</text:p>
          </table:table-cell>
          <table:table-cell office:value-type="string" calcext:value-type="string">
            <text:p>DOCR-2174+EUYI-8198+FAQZ-9635+QERW-8729+QRWX-0346+RHBP-1081+UMKH-0211+VKIL-1659+YHYS-0594</text:p>
          </table:table-cell>
          <table:table-cell office:value-type="string" calcext:value-type="string">
            <text:p>AFHN-0179+DFGP-0873+QAVT-0975</text:p>
          </table:table-cell>
        </table:table-row>
        <table:table-row table:style-name="ro1">
          <table:table-cell office:value-type="string" calcext:value-type="string">
            <text:p>2019-03-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########</text:p>
          </table:table-cell>
          <table:table-cell office:value-type="string" calcext:value-type="string">
            <text:p>DOCR-2174+MLWU-2520+QERW-8729+QRCS-6296+RHBP-1081+RIOX-1467+YHYS-0594+ZKRK-3102</text:p>
          </table:table-cell>
          <table:table-cell/>
        </table:table-row>
        <table:table-row table:style-name="ro1">
          <table:table-cell office:value-type="string" calcext:value-type="string">
            <text:p>2019-03-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##############</text:p>
          </table:table-cell>
          <table:table-cell office:value-type="string" calcext:value-type="string">
            <text:p>CNGA-8978+DOCR-2174+FAQZ-9635+LEEH-5847+OUAS-0091+QERW-8729+QTML-9311+QVZH-8257+RIOX-1467+RQVY-7399+WJTN-6863+WQIQ-3775+XKIT-5112+YLSD-2450</text:p>
          </table:table-cell>
          <table:table-cell/>
        </table:table-row>
        <table:table-row table:style-name="ro1">
          <table:table-cell office:value-type="string" calcext:value-type="string">
            <text:p>2019-03-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############==</text:p>
          </table:table-cell>
          <table:table-cell office:value-type="string" calcext:value-type="string">
            <text:p>BBJI-8086+DOCR-2174+FAQZ-9635+LEEH-5847+MLVG-6486+QERW-8729+RIOX-1467+WQIQ-3775+WQXB-7118+XKIT-5112+YLSD-2450+ZKEI-0501</text:p>
          </table:table-cell>
          <table:table-cell office:value-type="string" calcext:value-type="string">
            <text:p>SVNJ-9918+UWAV-3520</text:p>
          </table:table-cell>
        </table:table-row>
        <table:table-row table:style-name="ro1">
          <table:table-cell office:value-type="string" calcext:value-type="string">
            <text:p>2019-03-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#########=</text:p>
          </table:table-cell>
          <table:table-cell office:value-type="string" calcext:value-type="string">
            <text:p>BBJI-8086+DOCR-2174+MJHD-4585+MLWU-2520+MOSI-0343+QERW-8729+XKIT-5112+XUQA-8239+ZKEI-0501</text:p>
          </table:table-cell>
          <table:table-cell office:value-type="string" calcext:value-type="string">
            <text:p>JKYX-4487</text:p>
          </table:table-cell>
        </table:table-row>
        <table:table-row table:style-name="ro1">
          <table:table-cell office:value-type="string" calcext:value-type="string">
            <text:p>2019-03-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#########====</text:p>
          </table:table-cell>
          <table:table-cell office:value-type="string" calcext:value-type="string">
            <text:p>DOCR-2174+FAQZ-9635+JHCU-0921+RIOX-1467+RQVY-7399+TFJE-4954+YMAG-5715+YTNI-0735+ZKRK-3102</text:p>
          </table:table-cell>
          <table:table-cell office:value-type="string" calcext:value-type="string">
            <text:p>EUSC-2937+HHMR-2916+MBSC-8030+NLGB-7949</text:p>
          </table:table-cell>
        </table:table-row>
        <table:table-row table:style-name="ro1">
          <table:table-cell office:value-type="string" calcext:value-type="string">
            <text:p>2019-03-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#################======</text:p>
          </table:table-cell>
          <table:table-cell office:value-type="string" calcext:value-type="string">
            <text:p>AJNA-2390+CKUC-1787+DMTU-5007+DOCR-2174+DVKU-2770+FAQZ-9635+FUNH-4347+JHCU-0921+MLVG-6486+MLWU-2520+NYFZ-4673+QERW-8729+RIOX-1467+TFJE-4954+TRWT-5752+UMKH-0211+ZKRK-3102</text:p>
          </table:table-cell>
          <table:table-cell office:value-type="string" calcext:value-type="string">
            <text:p>GOHJ-0143+IYEU-0034+JZLR-6925+OBXR-9419+OLVU-8121+UGXJ-1006</text:p>
          </table:table-cell>
        </table:table-row>
        <table:table-row table:style-name="ro1">
          <table:table-cell office:value-type="string" calcext:value-type="string">
            <text:p>2019-03-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################====</text:p>
          </table:table-cell>
          <table:table-cell office:value-type="string" calcext:value-type="string">
            <text:p>AJNA-2390+BBJI-8086+FAQZ-9635+FUNH-4347+LEEH-5847+MLVG-6486+QERW-8729+RIOX-1467+TFJE-4954+TRWT-5752+UMKH-0211+UWUQ-9323+WQXB-7118+XXBT-5384+YMAG-5715+ZKRK-3102</text:p>
          </table:table-cell>
          <table:table-cell office:value-type="string" calcext:value-type="string">
            <text:p>GCIZ-9876+JCOV-9852+NOGI-8825+TAPE-9003</text:p>
          </table:table-cell>
        </table:table-row>
        <table:table-row table:style-name="ro1">
          <table:table-cell office:value-type="string" calcext:value-type="string">
            <text:p>2019-03-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##############==</text:p>
          </table:table-cell>
          <table:table-cell office:value-type="string" calcext:value-type="string">
            <text:p>CKUC-1787+HCSS-0359+IUOK-4035+JDUD-1356+LEEH-5847+LQBN-1025+QERW-8729+TFJE-4954+TRWT-5752+UMKH-0211+WPZQ-5369+XUQA-8239+YBPU-7011+ZKRK-3102</text:p>
          </table:table-cell>
          <table:table-cell office:value-type="string" calcext:value-type="string">
            <text:p>DFFA-6332+MECP-2453</text:p>
          </table:table-cell>
        </table:table-row>
        <table:table-row table:style-name="ro1">
          <table:table-cell office:value-type="string" calcext:value-type="string">
            <text:p>2019-03-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########==</text:p>
          </table:table-cell>
          <table:table-cell office:value-type="string" calcext:value-type="string">
            <text:p>AJNA-2390+FAQZ-9635+IUOK-4035+JDUD-1356+TFJE-4954+UMKH-0211+YMAG-5715+ZKRK-3102</text:p>
          </table:table-cell>
          <table:table-cell office:value-type="string" calcext:value-type="string">
            <text:p>HKBK-9039+JCLG-2204</text:p>
          </table:table-cell>
        </table:table-row>
        <table:table-row table:style-name="ro1">
          <table:table-cell office:value-type="string" calcext:value-type="string">
            <text:p>2019-03-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####</text:p>
          </table:table-cell>
          <table:table-cell office:value-type="string" calcext:value-type="string">
            <text:p>FAQZ-9635+FUNH-4347+HCSS-0359+XWTH-9776+ZKRK-3102</text:p>
          </table:table-cell>
          <table:table-cell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################====</text:p>
          </table:table-cell>
          <table:table-cell office:value-type="string" calcext:value-type="string">
            <text:p>AYDF-7482+DMTU-5007+FUNH-4347+IUOK-4035+LJAV-6659+LQBN-1025+MELD-2901+MLVG-6486+MLWU-2520+QERW-8729+RIOX-1467+TFJE-4954+UMKH-0211+UWUQ-9323+XWTH-9776+ZKRK-3102</text:p>
          </table:table-cell>
          <table:table-cell office:value-type="string" calcext:value-type="string">
            <text:p>LSEE-6099+NKNU-9360+OZIO-7777+UAXD-8519</text:p>
          </table:table-cell>
        </table:table-row>
        <table:table-row table:style-name="ro1">
          <table:table-cell office:value-type="string" calcext:value-type="string">
            <text:p>2019-04-0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####################=====</text:p>
          </table:table-cell>
          <table:table-cell office:value-type="string" calcext:value-type="string">
            <text:p>DMTU-5007+DOCR-2174+DVKU-2770+HCSS-0359+IUOK-4035+JDUD-1356+LJAV-6659+LQBN-1025+MLVG-6486+MLWU-2520+PPPJ-4882+QQGB-4572+QRWX-0346+QVZH-8257+SKIP-4590+SPVW-2428+TFJE-4954+UWUQ-9323+VVKA-4702+WFXM-6402</text:p>
          </table:table-cell>
          <table:table-cell office:value-type="string" calcext:value-type="string">
            <text:p>CWEQ-5944+MBCV-3486+MDNY-5685+MWQT-4060+ZVPY-2642</text:p>
          </table:table-cell>
        </table:table-row>
        <table:table-row table:style-name="ro1">
          <table:table-cell office:value-type="string" calcext:value-type="string">
            <text:p>2019-04-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###############========</text:p>
          </table:table-cell>
          <table:table-cell office:value-type="string" calcext:value-type="string">
            <text:p>DMTU-5007+DOCR-2174+FAQZ-9635+GWWS-1091+HAWL-3021+KVJC-4418+MLVG-6486+NYFZ-4673+PPPJ-4882+TFJE-4954+UMKH-0211+UWUQ-9323+WQXB-7118+XXBT-5384+YTNI-0735</text:p>
          </table:table-cell>
          <table:table-cell office:value-type="string" calcext:value-type="string">
            <text:p>AUVR-0273+DEAL-5822+FEPT-6644+GWBW-3043+MBWL-9371+PTWI-4973+TOAA-1207+URHH-1888</text:p>
          </table:table-cell>
        </table:table-row>
        <table:table-row table:style-name="ro1">
          <table:table-cell office:value-type="string" calcext:value-type="string">
            <text:p>2019-04-0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########################======</text:p>
          </table:table-cell>
          <table:table-cell office:value-type="string" calcext:value-type="string">
            <text:p>AFMR-6766+AJNA-2390+DMTU-5007+DOCR-2174+EVFZ-6402+HAWL-3021+IUOK-4035+KVKU-1967+LQBN-1025+MLVG-6486+NCKK-0316+PNZS-4809+QRWX-0346+RIOX-1467+SPVW-2428+SVRM-5556+TFJE-4954+TVKW-8720+UWUQ-9323+VINC-3443+VVKA-4702+WPZQ-5369+XUQA-8239+ZKEI-0501</text:p>
          </table:table-cell>
          <table:table-cell office:value-type="string" calcext:value-type="string">
            <text:p>GSGR-8987+HGYN-0292+KTNV-6175+WKKW-9203+XNTX-4229+ZXSY-3805</text:p>
          </table:table-cell>
        </table:table-row>
        <table:table-row table:style-name="ro1">
          <table:table-cell office:value-type="string" calcext:value-type="string">
            <text:p>2019-04-0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####################======</text:p>
          </table:table-cell>
          <table:table-cell office:value-type="string" calcext:value-type="string">
            <text:p>DMTU-5007+DOCR-2174+EVFZ-6402+FAQZ-9635+HCSS-0359+JCLS-3392+JDUD-1356+KVKU-1967+LEEH-5847+MLVG-6486+PNZS-4809+QERW-8729+RIOX-1467+SVRM-5556+TFJE-4954+UWUQ-9323+VINC-3443+WHEA-6069+XKIT-5112+YBPU-7011</text:p>
          </table:table-cell>
          <table:table-cell office:value-type="string" calcext:value-type="string">
            <text:p>GUEY-7448+IRZF-8538+KDRV-8851+ONOK-6920+UVRL-6933+ZOLU-6899</text:p>
          </table:table-cell>
        </table:table-row>
        <table:table-row table:style-name="ro1">
          <table:table-cell office:value-type="string" calcext:value-type="string">
            <text:p>2019-04-0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########=</text:p>
          </table:table-cell>
          <table:table-cell office:value-type="string" calcext:value-type="string">
            <text:p>CGRC-7873+DMTU-5007+FAQZ-9635+LQBN-1025+RGUS-6438+SVRM-5556+UMKH-0211+WHEA-6069</text:p>
          </table:table-cell>
          <table:table-cell office:value-type="string" calcext:value-type="string">
            <text:p>STCD-5691</text:p>
          </table:table-cell>
        </table:table-row>
        <table:table-row table:style-name="ro1">
          <table:table-cell office:value-type="string" calcext:value-type="string">
            <text:p>2019-04-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#####==</text:p>
          </table:table-cell>
          <table:table-cell office:value-type="string" calcext:value-type="string">
            <text:p>CNGA-8978+FAQZ-9635+LQBN-1025+TFJE-4954+YWOS-4525+ZSFJ-1370</text:p>
          </table:table-cell>
          <table:table-cell office:value-type="string" calcext:value-type="string">
            <text:p>MXKC-1863+VJGI-6102</text:p>
          </table:table-cell>
        </table:table-row>
        <table:table-row table:style-name="ro1">
          <table:table-cell office:value-type="string" calcext:value-type="string">
            <text:p>2019-04-0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##############=====</text:p>
          </table:table-cell>
          <table:table-cell office:value-type="string" calcext:value-type="string">
            <text:p>CGRC-7873+DMTU-5007+DOCR-2174+EYOY-0318+HHRW-4678+JDUD-1356+JKEK-4605+JVAZ-7736+LEEH-5847+QERW-8729+RIOX-1467+TFJE-4954+VINC-3443+YMAG-5715</text:p>
          </table:table-cell>
          <table:table-cell office:value-type="string" calcext:value-type="string">
            <text:p>HOFE-8098+JCAD-6908+LJRR-1644+QJLJ-0749+TQQW-2011</text:p>
          </table:table-cell>
        </table:table-row>
        <table:table-row table:style-name="ro1">
          <table:table-cell office:value-type="string" calcext:value-type="string">
            <text:p>2019-04-0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#########====</text:p>
          </table:table-cell>
          <table:table-cell office:value-type="string" calcext:value-type="string">
            <text:p>DMTU-5007+DOCR-2174+JVAZ-7736+QQGB-4572+SVRM-5556+TFJE-4954+UMKH-0211+VINC-3443+YWOS-4525</text:p>
          </table:table-cell>
          <table:table-cell office:value-type="string" calcext:value-type="string">
            <text:p>EKNU-4288+XRWB-0330+YTHR-6014+ZXKN-5465</text:p>
          </table:table-cell>
        </table:table-row>
        <table:table-row table:style-name="ro1">
          <table:table-cell office:value-type="string" calcext:value-type="string">
            <text:p>2019-04-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#################====</text:p>
          </table:table-cell>
          <table:table-cell office:value-type="string" calcext:value-type="string">
            <text:p>DMTU-5007+DOCR-2174+FAQZ-9635+GWWS-1091+MLVG-6486+MLWU-2520+MWPF-1740+MZDY-0952+QERW-8729+RIOX-1467+TFJE-4954+VINC-3443+VKIL-1659+VNUI-7550+VRVD-9672+WFXM-6402+WQXB-7118</text:p>
          </table:table-cell>
          <table:table-cell office:value-type="string" calcext:value-type="string">
            <text:p>OBJG-9946+QRKS-0548+SJON-3973+YBAP-0578</text:p>
          </table:table-cell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########################===</text:p>
          </table:table-cell>
          <table:table-cell office:value-type="string" calcext:value-type="string">
            <text:p>DMTU-5007+DOCR-2174+EROK-2379+ETHY-4578+FAQZ-9635+JLNY-1630+MJHD-4585+MLVG-6486+MWPF-1740+QERW-8729+RIOX-1467+RUCA-7624+SVRM-5556+TFJE-4954+URXP-6773+UTNP-6934+VINC-3443+VKIL-1659+VNUI-7550+VVKA-4702+WFXM-6402+WHEA-6069+WPZQ-5369+WQXB-7118</text:p>
          </table:table-cell>
          <table:table-cell office:value-type="string" calcext:value-type="string">
            <text:p>LCRQ-3926+SLAL-8957+UZWJ-4336</text:p>
          </table:table-cell>
        </table:table-row>
        <table:table-row table:style-name="ro1">
          <table:table-cell office:value-type="string" calcext:value-type="string">
            <text:p>2019-04-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#####################====</text:p>
          </table:table-cell>
          <table:table-cell office:value-type="string" calcext:value-type="string">
            <text:p>AFIO-8690+CNWH-1070+FAQZ-9635+HCSS-0359+JLNY-1630+MLVG-6486+MLWU-2520+NYFZ-4673+QERW-8729+RIOX-1467+RUCA-7624+SHKN-4144+SPVW-2428+SVRM-5556+VINC-3443+VKIL-1659+VLMN-4235+VVKA-4702+VVUJ-5414+WNES-7349+YMAG-5715</text:p>
          </table:table-cell>
          <table:table-cell office:value-type="string" calcext:value-type="string">
            <text:p>BZQK-9257+JHDE-9383+REAY-8924+RORO-5228</text:p>
          </table:table-cell>
        </table:table-row>
        <table:table-row table:style-name="ro1">
          <table:table-cell office:value-type="string" calcext:value-type="string">
            <text:p>2019-04-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CNWH-1070+NYFZ-4673+RUCA-7624+SHKN-4144+SVRM-5556+VKIL-1659+WNES-7349</text:p>
          </table:table-cell>
          <table:table-cell/>
        </table:table-row>
        <table:table-row table:style-name="ro1">
          <table:table-cell office:value-type="string" calcext:value-type="string">
            <text:p>2019-04-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########</text:p>
          </table:table-cell>
          <table:table-cell office:value-type="string" calcext:value-type="string">
            <text:p>AFIO-8690+FAQZ-9635+IFXR-7712+RCKA-7731+SPVW-2428+TFJE-4954+VINC-3443+ZSFJ-1370</text:p>
          </table:table-cell>
          <table:table-cell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#########################==</text:p>
          </table:table-cell>
          <table:table-cell office:value-type="string" calcext:value-type="string">
            <text:p>AYDF-7482+CAAO-5805+DMTU-5007+DOCR-2174+DVHF-5891+EAYQ-4699+FAQZ-9635+GHZG-4776+GSAT-6749+JDUD-1356+LQBN-1025+MELD-2901+MLVG-6486+MLWU-2520+MOYW-9485+QVZH-8257+RCKA-7731+SVRM-5556+TFJE-4954+UBKO-0247+VINC-3443+VVUJ-5414+WHEA-6069+WNES-7349+YMAG-5715</text:p>
          </table:table-cell>
          <table:table-cell office:value-type="string" calcext:value-type="string">
            <text:p>ARNW-3984+QCPP-9259</text:p>
          </table:table-cell>
        </table:table-row>
        <table:table-row table:style-name="ro1">
          <table:table-cell office:value-type="string" calcext:value-type="string">
            <text:p>2019-04-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###################====</text:p>
          </table:table-cell>
          <table:table-cell office:value-type="string" calcext:value-type="string">
            <text:p>CAAO-5805+DMTU-5007+DOCR-2174+DVHF-5891+EAYQ-4699+ETHY-4578+EUYI-8198+GSAT-6749+HXMB-4945+LEEH-5847+LGBX-5148+QERW-8729+QTML-9311+RCKA-7731+SVRM-5556+VINC-3443+WNES-7349+XXUT-7220+YMAG-5715</text:p>
          </table:table-cell>
          <table:table-cell office:value-type="string" calcext:value-type="string">
            <text:p>MJOB-3185+NUVQ-6030+RLXY-0948+VREX-8750</text:p>
          </table:table-cell>
        </table:table-row>
        <table:table-row table:style-name="ro1">
          <table:table-cell office:value-type="string" calcext:value-type="string">
            <text:p>2019-04-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#######################====</text:p>
          </table:table-cell>
          <table:table-cell office:value-type="string" calcext:value-type="string">
            <text:p>DMTU-5007+DOCR-2174+EUYI-8198+HOZJ-6399+HXMB-4945+LGBX-5148+LYZT-7818+MLWU-2520+MOYW-9485+ORVN-6347+QRWX-0346+RCKA-7731+RIOX-1467+SPVW-2428+SVRM-5556+TFJE-4954+UTNP-6934+VINC-3443+WHEA-6069+WNES-7349+WQXB-7118+WVTN-1636+XKIT-5112</text:p>
          </table:table-cell>
          <table:table-cell office:value-type="string" calcext:value-type="string">
            <text:p>JENF-9900+PQOM-1205+SNRO-7183+XZJU-4818</text:p>
          </table:table-cell>
        </table:table-row>
        <table:table-row table:style-name="ro1">
          <table:table-cell office:value-type="string" calcext:value-type="string">
            <text:p>2019-04-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#############==</text:p>
          </table:table-cell>
          <table:table-cell office:value-type="string" calcext:value-type="string">
            <text:p>CAAO-5805+DOCR-2174+FAQZ-9635+FFTL-7763+LGBX-5148+MLWU-2520+SVRM-5556+WNES-7349+WQXB-7118+WVTN-1636+XKIT-5112+YMAG-5715+ZKEI-0501</text:p>
          </table:table-cell>
          <table:table-cell office:value-type="string" calcext:value-type="string">
            <text:p>JRKX-2572+MZJS-0000</text:p>
          </table:table-cell>
        </table:table-row>
        <table:table-row table:style-name="ro1">
          <table:table-cell office:value-type="string" calcext:value-type="string">
            <text:p>2019-04-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#####==</text:p>
          </table:table-cell>
          <table:table-cell office:value-type="string" calcext:value-type="string">
            <text:p>FFTL-7763+LQBN-1025+RCKA-7731+SQFA-4861+WNES-7349</text:p>
          </table:table-cell>
          <table:table-cell office:value-type="string" calcext:value-type="string">
            <text:p>DWLW-9779+TGFE-4519</text:p>
          </table:table-cell>
        </table:table-row>
        <table:table-row table:style-name="ro1">
          <table:table-cell office:value-type="string" calcext:value-type="string">
            <text:p>2019-04-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####=</text:p>
          </table:table-cell>
          <table:table-cell office:value-type="string" calcext:value-type="string">
            <text:p>LQBN-1025+RCKA-7731+SQFA-4861+WNES-7349</text:p>
          </table:table-cell>
          <table:table-cell office:value-type="string" calcext:value-type="string">
            <text:p>YTBI-9783</text:p>
          </table:table-cell>
        </table:table-row>
        <table:table-row table:style-name="ro1">
          <table:table-cell office:value-type="string" calcext:value-type="string">
            <text:p>2019-04-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########</text:p>
          </table:table-cell>
          <table:table-cell office:value-type="string" calcext:value-type="string">
            <text:p>FAQZ-9635+HOZJ-6399+LGBX-5148+RCKA-7731+SQFA-4861+WNES-7349+WVTN-1636+YMAG-5715</text:p>
          </table:table-cell>
          <table:table-cell/>
        </table:table-row>
        <table:table-row table:style-name="ro1">
          <table:table-cell office:value-type="string" calcext:value-type="string">
            <text:p>2019-04-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#####===</text:p>
          </table:table-cell>
          <table:table-cell office:value-type="string" calcext:value-type="string">
            <text:p>FAQZ-9635+HCSS-0359+RCKA-7731+URXP-6773+YTNI-0735</text:p>
          </table:table-cell>
          <table:table-cell office:value-type="string" calcext:value-type="string">
            <text:p>CTSZ-9115+YKEG-0736+ZETK-9673</text:p>
          </table:table-cell>
        </table:table-row>
        <table:table-row table:style-name="ro1">
          <table:table-cell office:value-type="string" calcext:value-type="string">
            <text:p>2019-04-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###########==</text:p>
          </table:table-cell>
          <table:table-cell office:value-type="string" calcext:value-type="string">
            <text:p>CAAO-5805+CNGA-8978+DMTU-5007+GIYT-2834+HCSS-0359+MJHD-4585+WHEA-6069+XXBT-5384+XXUT-7220+YMAG-5715+YWXV-5553</text:p>
          </table:table-cell>
          <table:table-cell office:value-type="string" calcext:value-type="string">
            <text:p>OZBW-0236+XHXE-4805</text:p>
          </table:table-cell>
        </table:table-row>
        <table:table-row table:style-name="ro1">
          <table:table-cell office:value-type="string" calcext:value-type="string">
            <text:p>2019-04-2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#############===========</text:p>
          </table:table-cell>
          <table:table-cell office:value-type="string" calcext:value-type="string">
            <text:p>CAAO-5805+DMTU-5007+FAQZ-9635+GIYT-2834+IFXR-7712+MGQK-0871+MLVG-6486+RIOX-1467+UMKH-0211+XXBT-5384+YJJI-6896+YMAG-5715+ZKEI-0501</text:p>
          </table:table-cell>
          <table:table-cell office:value-type="string" calcext:value-type="string">
            <text:p>BNJI-7028+GMXA-1781+LMPC-6536+LOAY-2057+MJLE-2949+MTQV-3986+NODS-1325+QTKE-5002+QWQI-5514+UDWJ-3626+ZHUP-0144</text:p>
          </table:table-cell>
        </table:table-row>
        <table:table-row table:style-name="ro1">
          <table:table-cell office:value-type="string" calcext:value-type="string">
            <text:p>2019-04-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################==</text:p>
          </table:table-cell>
          <table:table-cell office:value-type="string" calcext:value-type="string">
            <text:p>AFMR-6766+CAAO-5805+FAQZ-9635+HBLE-7879+MLVG-6486+MLWU-2520+QVZH-8257+RFSO-0096+RQVY-7399+SKIP-4590+UMKH-0211+WPZQ-5369+XKIT-5112+XXUT-7220+YJJI-6896+YMAG-5715</text:p>
          </table:table-cell>
          <table:table-cell office:value-type="string" calcext:value-type="string">
            <text:p>QHZQ-6257+SYDJ-6900</text:p>
          </table:table-cell>
        </table:table-row>
        <table:table-row table:style-name="ro1">
          <table:table-cell office:value-type="string" calcext:value-type="string">
            <text:p>2019-04-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#################==</text:p>
          </table:table-cell>
          <table:table-cell office:value-type="string" calcext:value-type="string">
            <text:p>AFMR-6766+CDQF-1536+FAQZ-9635+FUNH-4347+HCSS-0359+HHRW-4678+HXMB-4945+MLWU-2520+OPLK-2991+RFSO-0096+RQVY-7399+SVRM-5556+TFJE-4954+VVZX-9955+YLSD-2450+YTNI-0735+YWXV-5553</text:p>
          </table:table-cell>
          <table:table-cell office:value-type="string" calcext:value-type="string">
            <text:p>FDZI-0268+JEVH-3564</text:p>
          </table:table-cell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#####=</text:p>
          </table:table-cell>
          <table:table-cell office:value-type="string" calcext:value-type="string">
            <text:p>CNGA-8978+ETHY-4578+FAQZ-9635+JWPL-2231+UBKO-0247</text:p>
          </table:table-cell>
          <table:table-cell office:value-type="string" calcext:value-type="string">
            <text:p>TBQY-7775</text:p>
          </table:table-cell>
        </table:table-row>
        <table:table-row table:style-name="ro1">
          <table:table-cell office:value-type="string" calcext:value-type="string">
            <text:p>2019-04-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#########==</text:p>
          </table:table-cell>
          <table:table-cell office:value-type="string" calcext:value-type="string">
            <text:p>CAAO-5805+ETHY-4578+HCSS-0359+LCOW-4585+MLVG-6486+OKUC-1562+SQFA-4861+SVRM-5556+YMAG-5715</text:p>
          </table:table-cell>
          <table:table-cell office:value-type="string" calcext:value-type="string">
            <text:p>HNBO-5298+NSZV-2102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###############==</text:p>
          </table:table-cell>
          <table:table-cell office:value-type="string" calcext:value-type="string">
            <text:p>CAAO-5805+CGES-8643+CNGA-8978+DMTU-5007+DOCR-2174+EASQ-4222+LCOW-4585+OKUC-1562+ORVN-6347+TFJE-4954+UBKO-0247+WFXM-6402+WQXB-7118+XKIT-5112+ZKBL-5435</text:p>
          </table:table-cell>
          <table:table-cell office:value-type="string" calcext:value-type="string">
            <text:p>HPXL-1427+SSNI-2328</text:p>
          </table:table-cell>
        </table:table-row>
        <table:table-row table:style-name="ro1">
          <table:table-cell office:value-type="string" calcext:value-type="string">
            <text:p>2019-04-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###################====</text:p>
          </table:table-cell>
          <table:table-cell office:value-type="string" calcext:value-type="string">
            <text:p>CAAO-5805+DMTU-5007+DOCR-2174+HCSS-0359+LCOW-4585+LNGM-7264+MLWU-2520+NCKK-0316+OKUC-1562+PBHJ-9721+RIOX-1467+UBKO-0247+UMKH-0211+VQTO-3598+VVKA-4702+VVZX-9955+WQXB-7118+XKIT-5112+ZKBL-5435</text:p>
          </table:table-cell>
          <table:table-cell office:value-type="string" calcext:value-type="string">
            <text:p>AUXT-4219+DLUZ-9442+LBIP-0721+XOOP-9376</text:p>
          </table:table-cell>
        </table:table-row>
        <table:table-row table:style-name="ro1">
          <table:table-cell office:value-type="string" calcext:value-type="string">
            <text:p>2019-05-0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################=====</text:p>
          </table:table-cell>
          <table:table-cell office:value-type="string" calcext:value-type="string">
            <text:p>AYDF-7482+CAAO-5805+EWET-1514+HYNY-2088+MGQK-0871+MLWU-2520+OKUC-1562+SVRM-5556+TFJE-4954+UBKO-0247+UMKH-0211+XDVB-9974+YLSD-2450+YMAG-5715+ZKBL-5435+ZPNA-2842</text:p>
          </table:table-cell>
          <table:table-cell office:value-type="string" calcext:value-type="string">
            <text:p>AXPG-0359+GDFG-6904+GUJG-0729+OVIE-1630+SUHA-0346</text:p>
          </table:table-cell>
        </table:table-row>
        <table:table-row table:style-name="ro1">
          <table:table-cell office:value-type="string" calcext:value-type="string">
            <text:p>2019-05-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###############################===</text:p>
          </table:table-cell>
          <table:table-cell office:value-type="string" calcext:value-type="string">
            <text:p>AFMR-6766+APRV-6420+AYDF-7482+CAAO-5805+CDQF-1536+CNGA-8978+DMTU-5007+DOCR-2174+EAWJ-8321+EUYI-8198+EVFZ-6402+FAQZ-9635+GCNG-4831+MLVG-6486+MLWU-2520+OKUC-1562+PBHJ-9721+QOYQ-2964+RFHB-2961+RIOX-1467+SKIP-4590+SPVW-2428+SVRM-5556+TFJE-4954+TUAY-6183+VQTO-3598+WQXB-7118+XKIT-5112+YMAG-5715+ZKBL-5435+ZPNA-2842</text:p>
          </table:table-cell>
          <table:table-cell office:value-type="string" calcext:value-type="string">
            <text:p>FQFE-1377+TXCA-2552+ZRGI-8239</text:p>
          </table:table-cell>
        </table:table-row>
        <table:table-row table:style-name="ro1">
          <table:table-cell office:value-type="string" calcext:value-type="string">
            <text:p>2019-05-0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######################====</text:p>
          </table:table-cell>
          <table:table-cell office:value-type="string" calcext:value-type="string">
            <text:p>AFMR-6766+APRV-6420+AYDF-7482+CAAO-5805+DALD-6076+DOCR-2174+EVFZ-6402+HAWL-3021+HCSS-0359+HYNY-2088+LRGR-3268+MBMK-6010+MLVG-6486+MLWU-2520+MZBQ-9637+OKUC-1562+PBHJ-9721+RFHB-2961+SKIP-4590+TFJE-4954+YMAG-5715+ZKBL-5435</text:p>
          </table:table-cell>
          <table:table-cell office:value-type="string" calcext:value-type="string">
            <text:p>BUMM-4982+DSKC-0494+INVA-4247+YBCZ-9361</text:p>
          </table:table-cell>
        </table:table-row>
        <table:table-row table:style-name="ro1">
          <table:table-cell office:value-type="string" calcext:value-type="string">
            <text:p>2019-05-0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#############=</text:p>
          </table:table-cell>
          <table:table-cell office:value-type="string" calcext:value-type="string">
            <text:p>DOCR-2174+EWET-1514+FAQZ-9635+GIYT-2834+LIJC-7139+LSGT-0196+LWAN-8590+MZBQ-9637+OKUC-1562+PBHJ-9721+SQFA-4861+TFJE-4954+XXUT-7220</text:p>
          </table:table-cell>
          <table:table-cell office:value-type="string" calcext:value-type="string">
            <text:p>QTLJ-1769</text:p>
          </table:table-cell>
        </table:table-row>
        <table:table-row table:style-name="ro1">
          <table:table-cell office:value-type="string" calcext:value-type="string">
            <text:p>2019-05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##########</text:p>
          </table:table-cell>
          <table:table-cell office:value-type="string" calcext:value-type="string">
            <text:p>AFMR-6766+FDLI-6515+LSGT-0196+MBMK-6010+MLWU-2520+OKUC-1562+RIOX-1467+SQFA-4861+TFJE-4954+YLSD-2450</text:p>
          </table:table-cell>
          <table:table-cell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#######===</text:p>
          </table:table-cell>
          <table:table-cell office:value-type="string" calcext:value-type="string">
            <text:p>AFMR-6766+CGES-8643+GHZG-4776+HEQE-7851+MLWU-2520+OKUC-1562+TUAY-6183</text:p>
          </table:table-cell>
          <table:table-cell office:value-type="string" calcext:value-type="string">
            <text:p>BNVF-7587+EZZY-4981+SGUU-5231</text:p>
          </table:table-cell>
        </table:table-row>
        <table:table-row table:style-name="ro1">
          <table:table-cell office:value-type="string" calcext:value-type="string">
            <text:p>2019-05-0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#################====</text:p>
          </table:table-cell>
          <table:table-cell office:value-type="string" calcext:value-type="string">
            <text:p>AFMR-6766+APRV-6420+CAAO-5805+DMTU-5007+EAWJ-8321+FDLI-6515+HBLE-7879+KVJC-4418+LKKH-3523+MLWU-2520+ORVN-6347+PBHJ-9721+RFHB-2961+RIOX-1467+SPVW-2428+SQFA-4861+UBKO-0247</text:p>
          </table:table-cell>
          <table:table-cell office:value-type="string" calcext:value-type="string">
            <text:p>FQQQ-9715+HWON-6539+JEYG-4878+KBPI-5990</text:p>
          </table:table-cell>
        </table:table-row>
        <table:table-row table:style-name="ro1">
          <table:table-cell office:value-type="string" calcext:value-type="string">
            <text:p>2019-05-0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######################========</text:p>
          </table:table-cell>
          <table:table-cell office:value-type="string" calcext:value-type="string">
            <text:p>BSCW-0972+CAAO-5805+DOCR-2174+EASQ-4222+FAQZ-9635+LKCI-2958+LRGR-3268+MBMK-6010+OKUC-1562+QERW-8729+RFHB-2961+SEWB-7551+SQFA-4861+TFJE-4954+VQTO-3598+VYEP-4503+WAMO-1149+XDVB-9974+XEVL-4899+XJLZ-2616+XKIT-5112+YMAG-5715</text:p>
          </table:table-cell>
          <table:table-cell office:value-type="string" calcext:value-type="string">
            <text:p>DNYE-6248+EHBF-1905+FECZ-0582+IKSF-7559+KQLA-6784+RNXX-4314+SPKJ-8436+WSXU-2299</text:p>
          </table:table-cell>
        </table:table-row>
        <table:table-row table:style-name="ro1">
          <table:table-cell office:value-type="string" calcext:value-type="string">
            <text:p>2019-05-0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#########################==</text:p>
          </table:table-cell>
          <table:table-cell office:value-type="string" calcext:value-type="string">
            <text:p>BPXO-0867+BSCW-0972+CAAO-5805+DMTU-5007+EASQ-4222+FDLI-6515+FJNV-5818+HAWL-3021+HBLE-7879+HCSS-0359+LJAT-4421+LRGR-3268+NYFZ-4673+OKUC-1562+RIOX-1467+SQFA-4861+TFJE-4954+TUAY-6183+VIYM-0374+VKIL-1659+VQTO-3598+VVKA-4702+WPZQ-5369+XKIT-5112+XXUT-7220</text:p>
          </table:table-cell>
          <table:table-cell office:value-type="string" calcext:value-type="string">
            <text:p>BTEA-4338+KAIM-7909</text:p>
          </table:table-cell>
        </table:table-row>
        <table:table-row table:style-name="ro1">
          <table:table-cell office:value-type="string" calcext:value-type="string">
            <text:p>2019-05-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###################===</text:p>
          </table:table-cell>
          <table:table-cell office:value-type="string" calcext:value-type="string">
            <text:p>AJNA-2390+APRV-6420+BMDX-6660+BSCW-0972+DOCR-2174+ESNR-6074+FDLI-6515+LJAT-4421+LRGR-3268+NYFZ-4673+OKUC-1562+PBHJ-9721+RIOX-1467+SQFA-4861+TFJE-4954+VIYM-0374+WQXB-7118+XKIT-5112+XXUT-7220+YUUR-9355</text:p>
          </table:table-cell>
          <table:table-cell office:value-type="string" calcext:value-type="string">
            <text:p>JXZD-3566+PSZU-3432+VWSR-5931</text:p>
          </table:table-cell>
        </table:table-row>
        <table:table-row table:style-name="ro1">
          <table:table-cell office:value-type="string" calcext:value-type="string">
            <text:p>2019-05-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#########</text:p>
          </table:table-cell>
          <table:table-cell office:value-type="string" calcext:value-type="string">
            <text:p>AFMR-6766+EASQ-4222+HEQE-7851+JKEK-4605+LRGR-3268+LUHO-0453+RFHB-2961+SQFA-4861+TFJE-4954+UBKO-0247</text:p>
          </table:table-cell>
          <table:table-cell/>
        </table:table-row>
        <table:table-row table:style-name="ro1">
          <table:table-cell office:value-type="string" calcext:value-type="string">
            <text:p>2019-05-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#########</text:p>
          </table:table-cell>
          <table:table-cell office:value-type="string" calcext:value-type="string">
            <text:p>AFMR-6766+DOCR-2174+EASQ-4222+LIJC-7139+LKCI-2958+MBMK-6010+OKUC-1562+ORVN-6347+SQFA-4861+XKIT-5112</text:p>
          </table:table-cell>
          <table:table-cell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#################=</text:p>
          </table:table-cell>
          <table:table-cell office:value-type="string" calcext:value-type="string">
            <text:p>AFMR-6766+AJNA-2390+BSCW-0972+DOCR-2174+FDLI-6515+HBLE-7879+HCSS-0359+HYNY-2088+LSGT-0196+MLWU-2520+MZBQ-9637+ORVN-6347+PBHJ-9721+RIOX-1467+SQFA-4861+TUAY-6183+ZKBL-5435</text:p>
          </table:table-cell>
          <table:table-cell office:value-type="string" calcext:value-type="string">
            <text:p>YSKH-2790</text:p>
          </table:table-cell>
        </table:table-row>
        <table:table-row table:style-name="ro1">
          <table:table-cell office:value-type="string" calcext:value-type="string">
            <text:p>2019-05-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##################==</text:p>
          </table:table-cell>
          <table:table-cell office:value-type="string" calcext:value-type="string">
            <text:p>APRV-6420+CAAO-5805+DOCR-2174+EASQ-4222+FAQZ-9635+MBMK-6010+OKUC-1562+PBHJ-9721+RIOX-1467+SQFA-4861+UBFQ-8387+VQTO-3598+VVKA-4702+VVZX-9955+VYEP-4503+WFXM-6402+YMAG-5715+ZKBL-5435</text:p>
          </table:table-cell>
          <table:table-cell office:value-type="string" calcext:value-type="string">
            <text:p>KJGZ-8218+TISE-3548</text:p>
          </table:table-cell>
        </table:table-row>
        <table:table-row table:style-name="ro1">
          <table:table-cell office:value-type="string" calcext:value-type="string">
            <text:p>2019-05-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##################===</text:p>
          </table:table-cell>
          <table:table-cell office:value-type="string" calcext:value-type="string">
            <text:p>APRV-6420+CAAO-5805+EAWJ-8321+FDLI-6515+IUOK-4035+JWPL-2231+MGDZ-7574+MZDY-0952+PBHJ-9721+SQFA-4861+TFJE-4954+TUAY-6183+UBKO-0247+VQTO-3598+VVZX-9955+WAMO-1149+WFXM-6402+WPZQ-5369</text:p>
          </table:table-cell>
          <table:table-cell office:value-type="string" calcext:value-type="string">
            <text:p>CNJF-6814+QSNM-6064+UFDO-2758</text:p>
          </table:table-cell>
        </table:table-row>
        <table:table-row table:style-name="ro1">
          <table:table-cell office:value-type="string" calcext:value-type="string">
            <text:p>2019-05-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#####################=====</text:p>
          </table:table-cell>
          <table:table-cell office:value-type="string" calcext:value-type="string">
            <text:p>CAAO-5805+EAYQ-4699+EVFZ-6402+FAQZ-9635+FDLI-6515+HBLE-7879+HYNY-2088+IUOK-4035+LUHO-0453+LWAN-8590+MGQK-0871+NYFZ-4673+OKUC-1562+PBHJ-9721+SQFA-4861+VINC-3443+VQTO-3598+WAMO-1149+WPZQ-5369+WQXB-7118+XDVB-9974</text:p>
          </table:table-cell>
          <table:table-cell office:value-type="string" calcext:value-type="string">
            <text:p>BGAP-4828+DHRR-8427+DKLL-4573+MMLL-1753+NJNO-6396</text:p>
          </table:table-cell>
        </table:table-row>
        <table:table-row table:style-name="ro1">
          <table:table-cell office:value-type="string" calcext:value-type="string">
            <text:p>2019-05-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###################======</text:p>
          </table:table-cell>
          <table:table-cell office:value-type="string" calcext:value-type="string">
            <text:p>BMDX-6660+CAAO-5805+DMTU-5007+DOCR-2174+EHUG-0490+FDLI-6515+HHRW-4678+IUOK-4035+MLWU-2520+OKUC-1562+RIOX-1467+SKIP-4590+SQFA-4861+TFJE-4954+TUAY-6183+UBFQ-8387+UBKO-0247+WFXM-6402+WQXB-7118</text:p>
          </table:table-cell>
          <table:table-cell office:value-type="string" calcext:value-type="string">
            <text:p>AODB-1591+ECXE-3235+IWJO-2122+KRVC-4747+QVDE-9966+ZSVF-1654</text:p>
          </table:table-cell>
        </table:table-row>
        <table:table-row table:style-name="ro1">
          <table:table-cell office:value-type="string" calcext:value-type="string">
            <text:p>2019-05-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########==</text:p>
          </table:table-cell>
          <table:table-cell office:value-type="string" calcext:value-type="string">
            <text:p>DOCR-2174+EHUG-0490+FAQZ-9635+FDLI-6515+LRGR-3268+MLWU-2520+PROH-5653+WFXM-6402</text:p>
          </table:table-cell>
          <table:table-cell office:value-type="string" calcext:value-type="string">
            <text:p>MPQM-7497+QOMT-1597</text:p>
          </table:table-cell>
        </table:table-row>
        <table:table-row table:style-name="ro1">
          <table:table-cell office:value-type="string" calcext:value-type="string">
            <text:p>2019-05-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#####=</text:p>
          </table:table-cell>
          <table:table-cell office:value-type="string" calcext:value-type="string">
            <text:p>ESNR-6074+SQFA-4861+TUAY-6183+TVKW-8720+UMKH-0211</text:p>
          </table:table-cell>
          <table:table-cell office:value-type="string" calcext:value-type="string">
            <text:p>WFMT-4438</text:p>
          </table:table-cell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#################=====</text:p>
          </table:table-cell>
          <table:table-cell office:value-type="string" calcext:value-type="string">
            <text:p>APRV-6420+CAAO-5805+DOCR-2174+ESNR-6074+FAQZ-9635+FDLI-6515+GUIQ-9929+IUOK-4035+LMXX-1482+MLWU-2520+PBHJ-9721+SVRM-5556+TFJE-4954+VQTO-3598+WMLL-2660+WQXB-7118+ZKBL-5435</text:p>
          </table:table-cell>
          <table:table-cell office:value-type="string" calcext:value-type="string">
            <text:p>DKJI-0446+ILOM-4799+LLBE-1593+USNG-6280+ZLPI-9128</text:p>
          </table:table-cell>
        </table:table-row>
        <table:table-row table:style-name="ro1">
          <table:table-cell office:value-type="string" calcext:value-type="string">
            <text:p>2019-05-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####################===</text:p>
          </table:table-cell>
          <table:table-cell office:value-type="string" calcext:value-type="string">
            <text:p>APRV-6420+CAAO-5805+DMTU-5007+ESNR-6074+FAQZ-9635+HBLE-7879+HYNY-2088+LRGR-3268+MLWU-2520+OKUC-1562+RWVJ-1984+SVRM-5556+TVKW-8720+UBKO-0247+VQTO-3598+WAMO-1149+WQXB-7118+XEWR-3113+YMAG-5715+ZKBL-5435</text:p>
          </table:table-cell>
          <table:table-cell office:value-type="string" calcext:value-type="string">
            <text:p>BZJG-4872+URKF-1404+ZXBA-7550</text:p>
          </table:table-cell>
        </table:table-row>
        <table:table-row table:style-name="ro1">
          <table:table-cell office:value-type="string" calcext:value-type="string">
            <text:p>2019-05-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##############===</text:p>
          </table:table-cell>
          <table:table-cell office:value-type="string" calcext:value-type="string">
            <text:p>APRV-6420+CAAO-5805+DMTU-5007+DOCR-2174+OKUC-1562+RWVJ-1984+SQFA-4861+TFJE-4954+UBKO-0247+VINC-3443+VVZX-9955+WAMO-1149+YMAG-5715+ZKBL-5435</text:p>
          </table:table-cell>
          <table:table-cell office:value-type="string" calcext:value-type="string">
            <text:p>KDUX-8184+LKGW-7233+MLSG-1921</text:p>
          </table:table-cell>
        </table:table-row>
        <table:table-row table:style-name="ro1">
          <table:table-cell office:value-type="string" calcext:value-type="string">
            <text:p>2019-05-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###################=======</text:p>
          </table:table-cell>
          <table:table-cell office:value-type="string" calcext:value-type="string">
            <text:p>DMTU-5007+DOCR-2174+ESNR-6074+EVFZ-6402+HBLE-7879+IUOK-4035+LRGR-3268+LXZA-0682+MLWU-2520+NCKK-0316+OKUC-1562+SQFA-4861+TFJE-4954+TUAY-6183+UBKO-0247+VINC-3443+VVZX-9955+WQXB-7118+XEWR-3113</text:p>
          </table:table-cell>
          <table:table-cell office:value-type="string" calcext:value-type="string">
            <text:p>ANEH-6006+CZNZ-8044+IJTJ-6346+JIYH-0335+KIBI-7925+KKKZ-8724+VWVV-6308</text:p>
          </table:table-cell>
        </table:table-row>
        <table:table-row table:style-name="ro1">
          <table:table-cell office:value-type="string" calcext:value-type="string">
            <text:p>2019-05-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##################====</text:p>
          </table:table-cell>
          <table:table-cell office:value-type="string" calcext:value-type="string">
            <text:p>APRV-6420+AVBF-2731+BMDX-6660+CAAO-5805+DTHI-3839+FAQZ-9635+LRGR-3268+LXZA-0682+MLVG-6486+RIOX-1467+SQFA-4861+TFJE-4954+TUAY-6183+VINC-3443+VKIL-1659+VVKA-4702+XQQK-2279+ZKBL-5435</text:p>
          </table:table-cell>
          <table:table-cell office:value-type="string" calcext:value-type="string">
            <text:p>GHSS-5063+LZPK-5987+OFDM-4205+QPQS-6221</text:p>
          </table:table-cell>
        </table:table-row>
        <table:table-row table:style-name="ro1">
          <table:table-cell office:value-type="string" calcext:value-type="string">
            <text:p>2019-05-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##########==</text:p>
          </table:table-cell>
          <table:table-cell office:value-type="string" calcext:value-type="string">
            <text:p>BBKP-5845+FAQZ-9635+HCSS-0359+LRGR-3268+OKUC-1562+PBHJ-9721+TFJE-4954+UMKH-0211+VVZX-9955+XQQK-2279</text:p>
          </table:table-cell>
          <table:table-cell office:value-type="string" calcext:value-type="string">
            <text:p>EMZK-8848+MGAC-0927</text:p>
          </table:table-cell>
        </table:table-row>
        <table:table-row table:style-name="ro1">
          <table:table-cell office:value-type="string" calcext:value-type="string">
            <text:p>2019-05-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#####===</text:p>
          </table:table-cell>
          <table:table-cell office:value-type="string" calcext:value-type="string">
            <text:p>CNWH-1070+MGQK-0871+PBHJ-9721+SQFA-4861+TFJE-4954</text:p>
          </table:table-cell>
          <table:table-cell office:value-type="string" calcext:value-type="string">
            <text:p>NLSH-0325+PZBH-9163+XVLS-0212</text:p>
          </table:table-cell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######=</text:p>
          </table:table-cell>
          <table:table-cell office:value-type="string" calcext:value-type="string">
            <text:p>GUIQ-9929+OKUC-1562+PBHJ-9721+SQFA-4861+TUAY-6183+ZKBL-5435</text:p>
          </table:table-cell>
          <table:table-cell office:value-type="string" calcext:value-type="string">
            <text:p>HPSM-8218</text:p>
          </table:table-cell>
        </table:table-row>
        <table:table-row table:style-name="ro1">
          <table:table-cell office:value-type="string" calcext:value-type="string">
            <text:p>2019-05-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#################==</text:p>
          </table:table-cell>
          <table:table-cell office:value-type="string" calcext:value-type="string">
            <text:p>CAAO-5805+CNWH-1070+DMTU-5007+DOCR-2174+DXLD-0651+ESNR-6074+FGBW-2693+HEQE-7851+LRGR-3268+OKUC-1562+ORVN-6347+PBHJ-9721+RYCG-6884+SQFA-4861+TFJE-4954+VINC-3443+ZKBL-5435</text:p>
          </table:table-cell>
          <table:table-cell office:value-type="string" calcext:value-type="string">
            <text:p>ANPC-5116+BQWA-5351</text:p>
          </table:table-cell>
        </table:table-row>
        <table:table-row table:style-name="ro1">
          <table:table-cell office:value-type="string" calcext:value-type="string">
            <text:p>2019-05-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###############=</text:p>
          </table:table-cell>
          <table:table-cell office:value-type="string" calcext:value-type="string">
            <text:p>AVBF-2731+CAAO-5805+DLSC-4612+DMTU-5007+DXLD-0651+FUNH-4347+LRGR-3268+OKUC-1562+QRWX-0346+RYCG-6884+TFJE-4954+TRWT-5752+UBKO-0247+VINC-3443+ZKBL-5435</text:p>
          </table:table-cell>
          <table:table-cell office:value-type="string" calcext:value-type="string">
            <text:p>ZNYD-5157</text:p>
          </table:table-cell>
        </table:table-row>
        <table:table-row table:style-name="ro1">
          <table:table-cell office:value-type="string" calcext:value-type="string">
            <text:p>2019-05-3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#########===</text:p>
          </table:table-cell>
          <table:table-cell office:value-type="string" calcext:value-type="string">
            <text:p>CAAO-5805+GSSL-5215+MGQK-0871+OKUC-1562+RIOX-1467+TFJE-4954+VINC-3443+VQTO-3598+ZKBL-5435</text:p>
          </table:table-cell>
          <table:table-cell office:value-type="string" calcext:value-type="string">
            <text:p>NDPG-9672+PZRZ-1480+QYWC-4609</text:p>
          </table:table-cell>
        </table:table-row>
        <table:table-row table:style-name="ro1">
          <table:table-cell office:value-type="string" calcext:value-type="string">
            <text:p>2019-05-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#################</text:p>
          </table:table-cell>
          <table:table-cell office:value-type="string" calcext:value-type="string">
            <text:p>APRV-6420+DLSC-4612+FAQZ-9635+FDLI-6515+GSSL-5215+IDKL-1371+JYWH-2984+OKUC-1562+PBHJ-9721+TFJE-4954+UBKO-0247+VINC-3443+VKIL-1659+VQTO-3598+VVZX-9955+XJWY-1918+ZKBL-5435</text:p>
          </table:table-cell>
          <table:table-cell/>
        </table:table-row>
        <table:table-row table:style-name="ro1">
          <table:table-cell office:value-type="string" calcext:value-type="string">
            <text:p>2019-06-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#####</text:p>
          </table:table-cell>
          <table:table-cell office:value-type="string" calcext:value-type="string">
            <text:p>SVRM-5556+UMKH-0211+UTNP-6934+WLPB-7101+XJWY-1918</text:p>
          </table:table-cell>
          <table:table-cell/>
        </table:table-row>
        <table:table-row table:style-name="ro1">
          <table:table-cell office:value-type="string" calcext:value-type="string">
            <text:p>2019-06-0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#######=</text:p>
          </table:table-cell>
          <table:table-cell office:value-type="string" calcext:value-type="string">
            <text:p>FIZS-3247+GWWS-1091+KTCK-1960+LRGR-3268+MBMK-6010+SVRM-5556+VQTO-3598</text:p>
          </table:table-cell>
          <table:table-cell office:value-type="string" calcext:value-type="string">
            <text:p>IYNR-2316</text:p>
          </table:table-cell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#################==</text:p>
          </table:table-cell>
          <table:table-cell office:value-type="string" calcext:value-type="string">
            <text:p>DMTU-5007+ISPZ-9118+JYWH-2984+KTCK-1960+MGDZ-7574+MZDY-0952+OKUC-1562+QSKV-3118+RIOX-1467+SEWB-7551+SVRM-5556+TUAY-6183+WQXB-7118+XEVL-4899+YVTR-6538+YXTP-9948+ZKBL-5435</text:p>
          </table:table-cell>
          <table:table-cell office:value-type="string" calcext:value-type="string">
            <text:p>CSXU-3050+HVTF-0390</text:p>
          </table:table-cell>
        </table:table-row>
        <table:table-row table:style-name="ro1">
          <table:table-cell office:value-type="string" calcext:value-type="string">
            <text:p>2019-06-0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#####################==</text:p>
          </table:table-cell>
          <table:table-cell office:value-type="string" calcext:value-type="string">
            <text:p>AJNA-2390+AVBF-2731+BBKP-5845+CAAO-5805+DMTU-5007+DOCR-2174+FAQZ-9635+HHRW-4678+ISPZ-9118+JYWH-2984+KTCK-1960+MBMK-6010+MZDY-0952+NCKK-0316+OKUC-1562+QVZH-8257+RIOX-1467+YVTR-6538+YXTP-9948+ZKBL-5435+ZKEI-0501</text:p>
          </table:table-cell>
          <table:table-cell office:value-type="string" calcext:value-type="string">
            <text:p>FZUC-3467+KUEU-5894</text:p>
          </table:table-cell>
        </table:table-row>
        <table:table-row table:style-name="ro1">
          <table:table-cell office:value-type="string" calcext:value-type="string">
            <text:p>2019-06-0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###########################==</text:p>
          </table:table-cell>
          <table:table-cell office:value-type="string" calcext:value-type="string">
            <text:p>AJNA-2390+CAAO-5805+CKUC-1787+DMTU-5007+DOCR-2174+EVFZ-6402+FIZS-3247+FJNV-5818+HHRW-4678+ISPZ-9118+JYWH-2984+JZVP-7561+MLVG-6486+MZBQ-9637+MZDY-0952+NYFZ-4673+OKUC-1562+QBCL-8384+RIOX-1467+SRDA-5672+SVRM-5556+WQXB-7118+XKIT-5112+YVTR-6538+YXTP-9948+ZKBL-5435+ZLIR-1662</text:p>
          </table:table-cell>
          <table:table-cell office:value-type="string" calcext:value-type="string">
            <text:p>ISXM-5476+USYF-9310</text:p>
          </table:table-cell>
        </table:table-row>
        <table:table-row table:style-name="ro1">
          <table:table-cell office:value-type="string" calcext:value-type="string">
            <text:p>2019-06-0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####################===</text:p>
          </table:table-cell>
          <table:table-cell office:value-type="string" calcext:value-type="string">
            <text:p>AJNA-2390+CAAO-5805+CKUC-1787+DJEG-9214+DOCR-2174+FAQZ-9635+FIZS-3247+ISPZ-9118+JYWH-2984+KTCK-1960+MBMK-6010+OKUC-1562+QBCL-8384+QSKV-3118+SWAG-6509+UMKH-0211+WJVB-1762+WQXB-7118+YVTR-6538+ZKBL-5435</text:p>
          </table:table-cell>
          <table:table-cell office:value-type="string" calcext:value-type="string">
            <text:p>JPXP-3401+OUIQ-5795+SMUR-5468</text:p>
          </table:table-cell>
        </table:table-row>
        <table:table-row table:style-name="ro1">
          <table:table-cell office:value-type="string" calcext:value-type="string">
            <text:p>2019-06-0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##########################====</text:p>
          </table:table-cell>
          <table:table-cell office:value-type="string" calcext:value-type="string">
            <text:p>APRV-6420+AVBF-2731+BMDX-6660+CAAO-5805+DJEG-9214+DOCR-2174+FAQZ-9635+FDLI-6515+FIZS-3247+HBLE-7879+HXMB-4945+ISPZ-9118+JYWH-2984+JZVP-7561+KTCK-1960+KVKU-1967+MBMK-6010+MGQK-0871+MZDY-0952+OKUC-1562+QOYQ-2964+SWAG-6509+VQZM-5861+WJVB-1762+YVTR-6538+ZKBL-5435</text:p>
          </table:table-cell>
          <table:table-cell office:value-type="string" calcext:value-type="string">
            <text:p>FBKL-1146+JTKO-6801+JXTM-9893+WTDL-2030</text:p>
          </table:table-cell>
        </table:table-row>
        <table:table-row table:style-name="ro1">
          <table:table-cell office:value-type="string" calcext:value-type="string">
            <text:p>2019-06-0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#########===</text:p>
          </table:table-cell>
          <table:table-cell office:value-type="string" calcext:value-type="string">
            <text:p>AJNA-2390+AVBF-2731+FAQZ-9635+JNHB-6035+JYWH-2984+LKKH-3523+MZDY-0952+OKUC-1562+VQZM-5861</text:p>
          </table:table-cell>
          <table:table-cell office:value-type="string" calcext:value-type="string">
            <text:p>HDMM-0832+VAGO-8436+XXHU-6585</text:p>
          </table:table-cell>
        </table:table-row>
        <table:table-row table:style-name="ro1">
          <table:table-cell office:value-type="string" calcext:value-type="string">
            <text:p>2019-06-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FDLI-6515+HXMB-4945+KTCK-1960+SVRM-5556</text:p>
          </table:table-cell>
          <table:table-cell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#########################====</text:p>
          </table:table-cell>
          <table:table-cell office:value-type="string" calcext:value-type="string">
            <text:p>AVBF-2731+CAAO-5805+DMTU-5007+DOCR-2174+EASQ-4222+FIZS-3247+FRZC-1577+HBLE-7879+HXMB-4945+ISPZ-9118+JNHB-6035+JYWH-2984+KTCK-1960+MBMK-6010+MLVG-6486+MZDY-0952+OKUC-1562+QERW-8729+QVZH-8257+SVRM-5556+UTRU-2751+VVZX-9955+XFNH-7754+XKIT-5112+ZKEI-0501</text:p>
          </table:table-cell>
          <table:table-cell office:value-type="string" calcext:value-type="string">
            <text:p>DHMO-0772+IGPW-2470+TZAX-6926+ZYBG-8475</text:p>
          </table:table-cell>
        </table:table-row>
        <table:table-row table:style-name="ro1">
          <table:table-cell office:value-type="string" calcext:value-type="string">
            <text:p>2019-06-1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####################################=======</text:p>
          </table:table-cell>
          <table:table-cell office:value-type="string" calcext:value-type="string">
            <text:p>AHGV-0990+AJNA-2390+AVBF-2731+CAAO-5805+DOCR-2174+EASQ-4222+FAQZ-9635+FGBW-2693+FIZS-3247+HBLE-7879+HCSS-0359+ISPZ-9118+JNHB-6035+JYWH-2984+JZVP-7561+KMIN-7987+KTCK-1960+MBMK-6010+MGDZ-7574+MLVG-6486+QVZH-8257+RIOX-1467+UBKO-0247+UMKH-0211+UTNP-6934+UTRU-2751+VFAP-9905+VIYM-0374+VVKA-4702+VVZX-9955+VXJP-3345+WMLL-2660+WQXB-7118+XEVL-4899+XFNH-7754+YVTR-6538</text:p>
          </table:table-cell>
          <table:table-cell office:value-type="string" calcext:value-type="string">
            <text:p>AKUP-7474+CNWG-9989+CVQA-7410+HCUG-1944+RLCQ-9823+YFZU-8534+YKRA-8010</text:p>
          </table:table-cell>
        </table:table-row>
        <table:table-row table:style-name="ro1">
          <table:table-cell office:value-type="string" calcext:value-type="string">
            <text:p>2019-06-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#######################========</text:p>
          </table:table-cell>
          <table:table-cell office:value-type="string" calcext:value-type="string">
            <text:p>AHGV-0990+AJNA-2390+AVBF-2731+CAAO-5805+DMTU-5007+DOCR-2174+FAQZ-9635+FIZS-3247+FRZC-1577+ISPZ-9118+JYWH-2984+KTCK-1960+MLVG-6486+NYFZ-4673+OTOI-3400+QVZH-8257+SQFA-4861+UBKO-0247+VFAP-9905+WMLL-2660+XKIT-5112+YLSD-2450+YVTR-6538</text:p>
          </table:table-cell>
          <table:table-cell office:value-type="string" calcext:value-type="string">
            <text:p>EXFZ-8569+GTZS-3401+HSVW-3972+NDIA-8850+OSVJ-7102+PXFV-8527+SDLI-6020+WAYC-1629</text:p>
          </table:table-cell>
        </table:table-row>
        <table:table-row table:style-name="ro1">
          <table:table-cell office:value-type="string" calcext:value-type="string">
            <text:p>2019-06-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######################===</text:p>
          </table:table-cell>
          <table:table-cell office:value-type="string" calcext:value-type="string">
            <text:p>AHGV-0990+AJNA-2390+APRV-6420+BPXO-0867+CAAO-5805+DOCR-2174+DTHI-3839+FAQZ-9635+FIZS-3247+HBLE-7879+JYWH-2984+JZVP-7561+KMIN-7987+KTCK-1960+MLVG-6486+OTOI-3400+QVZH-8257+RIOX-1467+VVKA-4702+WMLL-2660+XKIT-5112+YVTR-6538</text:p>
          </table:table-cell>
          <table:table-cell office:value-type="string" calcext:value-type="string">
            <text:p>BMKN-3193+FNJE-4190+KABG-5826</text:p>
          </table:table-cell>
        </table:table-row>
        <table:table-row table:style-name="ro1">
          <table:table-cell office:value-type="string" calcext:value-type="string">
            <text:p>2019-06-1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###############################================================</text:p>
          </table:table-cell>
          <table:table-cell office:value-type="string" calcext:value-type="string">
            <text:p>APRV-6420+AVBF-2731+CAAO-5805+DMTU-5007+DOCR-2174+DTHI-3839+EASQ-4222+FIZS-3247+HBLE-7879+ISPZ-9118+ITXU-6124+JFLR-8519+JYWH-2984+KAWL-0863+LCTG-5352+LUAF-1735+MADC-9028+MLVG-6486+PTPP-0052+SKWR-3224+TUAY-6183+UHMM-1493+VFAP-9905+VVZX-9955+WQXB-7118+XDVB-9974+XIIZ-0195+XKIT-5112+XUWO-2688+YLSD-2450+YRZC-9371</text:p>
          </table:table-cell>
          <table:table-cell office:value-type="string" calcext:value-type="string">
            <text:p>AXXH-6708+BJTU-6103+BQFU-9986+BQYY-5135+BTRZ-3620+CKUQ-7964+CSYC-5396+DGPM-3889+EUPU-7203+FLRF-1704+GHNB-6590+GLBB-9299+HIHD-0419+HSZX-0347+INWA-6658+KGMU-2685+MVUR-2763+MYHX-9141+NOAP-8214+NXAP-1500+NZAM-1596+QBYB-4056+RBSM-7294+TWLI-8387+UWWG-6593+VZDI-9991+XFEK-9567+XXSJ-5806+YQYM-1685+ZMPB-1244+ZRJV-7133+ZXCF-0894</text:p>
          </table:table-cell>
        </table:table-row>
        <table:table-row table:style-name="ro1">
          <table:table-cell office:value-type="string" calcext:value-type="string">
            <text:p>2019-06-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#############======</text:p>
          </table:table-cell>
          <table:table-cell office:value-type="string" calcext:value-type="string">
            <text:p>FIZS-3247+ITXU-6124+JYWH-2984+KAWL-0863+LCTG-5352+SKWR-3224+SQFA-4861+TUAY-6183+VVKA-4702+XUWO-2688+YRZC-9371+YVTR-6538+ZEGR-1070</text:p>
          </table:table-cell>
          <table:table-cell office:value-type="string" calcext:value-type="string">
            <text:p>HHYH-6698+LCUJ-7852+MNQO-7015+NMCL-0901+NMFS-8474+TFVV-9183</text:p>
          </table:table-cell>
        </table:table-row>
        <table:table-row table:style-name="ro1">
          <table:table-cell office:value-type="string" calcext:value-type="string">
            <text:p>2019-06-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####==</text:p>
          </table:table-cell>
          <table:table-cell office:value-type="string" calcext:value-type="string">
            <text:p>AJNA-2390+FUNH-4347+SQFA-4861+YGTU-2946</text:p>
          </table:table-cell>
          <table:table-cell office:value-type="string" calcext:value-type="string">
            <text:p>DRZR-1003+RNUM-2844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################========</text:p>
          </table:table-cell>
          <table:table-cell office:value-type="string" calcext:value-type="string">
            <text:p>AJNA-2390+AVBF-2731+DALD-6076+FIZS-3247+HGHG-9037+JFLR-8519+JYWH-2984+KTCK-1960+MADC-9028+MZDY-0952+PTPP-0052+QRWX-0346+RLBY-0544+SKWR-3224+SQFA-4861+VINC-3443</text:p>
          </table:table-cell>
          <table:table-cell office:value-type="string" calcext:value-type="string">
            <text:p>BROL-2462+IOSF-2970+JXVO-9255+VAWA-3206+WXWE-1012+XXBX-2197+YEPT-9753+YUWL-4660</text:p>
          </table:table-cell>
        </table:table-row>
        <table:table-row table:style-name="ro1">
          <table:table-cell office:value-type="string" calcext:value-type="string">
            <text:p>2019-06-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########################====</text:p>
          </table:table-cell>
          <table:table-cell office:value-type="string" calcext:value-type="string">
            <text:p>AVBF-2731+DMTU-5007+EASQ-4222+FAQZ-9635+ISPZ-9118+JYWH-2984+KTCK-1960+MADC-9028+NCKK-0316+PTPP-0052+QVZH-8257+SKWR-3224+SQFA-4861+STOX-6690+VVKA-4702+WMLL-2660+WQXB-7118+XIIZ-0195+XJWY-1918+YGTU-2946+YKPG-7274+ZEGR-1070+ZLIR-1662+ZTBE-6709</text:p>
          </table:table-cell>
          <table:table-cell office:value-type="string" calcext:value-type="string">
            <text:p>WCWI-4607+XKQF-3845+YZEP-7101+ZTRI-7728</text:p>
          </table:table-cell>
        </table:table-row>
        <table:table-row table:style-name="ro1">
          <table:table-cell office:value-type="string" calcext:value-type="string">
            <text:p>2019-06-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###################===</text:p>
          </table:table-cell>
          <table:table-cell office:value-type="string" calcext:value-type="string">
            <text:p>AVBF-2731+CAAO-5805+DMTU-5007+EASQ-4222+EVFZ-6402+FAQZ-9635+FRZC-1577+HCSS-0359+HGHG-9037+ISPZ-9118+JYWH-2984+KTCK-1960+KVKU-1967+OPLK-2991+QSKV-3118+SKWR-3224+SQFA-4861+XJWY-1918+YKPG-7274</text:p>
          </table:table-cell>
          <table:table-cell office:value-type="string" calcext:value-type="string">
            <text:p>MIUA-4803+MVVM-6661+VSSJ-0375</text:p>
          </table:table-cell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#####################=</text:p>
          </table:table-cell>
          <table:table-cell office:value-type="string" calcext:value-type="string">
            <text:p>APRV-6420+AVBF-2731+CAAO-5805+DMTU-5007+DOCR-2174+EAWJ-8321+HBLE-7879+HCSS-0359+HGHG-9037+ISPZ-9118+JYWH-2984+KTCK-1960+KVKU-1967+RLBY-0544+SQFA-4861+STOX-6690+SVRM-5556+TUAY-6183+TVKW-8720+VVZX-9955+XKIT-5112</text:p>
          </table:table-cell>
          <table:table-cell office:value-type="string" calcext:value-type="string">
            <text:p>NOZS-2682</text:p>
          </table:table-cell>
        </table:table-row>
        <table:table-row table:style-name="ro1">
          <table:table-cell office:value-type="string" calcext:value-type="string">
            <text:p>2019-06-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###################=</text:p>
          </table:table-cell>
          <table:table-cell office:value-type="string" calcext:value-type="string">
            <text:p>AVBF-2731+CAAO-5805+FAQZ-9635+FRZC-1577+ISPZ-9118+JYWH-2984+KTCK-1960+KVKU-1967+MZDY-0952+RIOX-1467+SQFA-4861+STOX-6690+SVRM-5556+TUAY-6183+UMKH-0211+VVKA-4702+XIIZ-0195+XKIT-5112+YLSD-2450</text:p>
          </table:table-cell>
          <table:table-cell office:value-type="string" calcext:value-type="string">
            <text:p>CRJF-4990</text:p>
          </table:table-cell>
        </table:table-row>
        <table:table-row table:style-name="ro1">
          <table:table-cell office:value-type="string" calcext:value-type="string">
            <text:p>2019-06-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#####=</text:p>
          </table:table-cell>
          <table:table-cell office:value-type="string" calcext:value-type="string">
            <text:p>KTCK-1960+SQFA-4861+STOX-6690+WVTN-1636+XKIT-5112</text:p>
          </table:table-cell>
          <table:table-cell office:value-type="string" calcext:value-type="string">
            <text:p>AIYL-7806</text:p>
          </table:table-cell>
        </table:table-row>
        <table:table-row table:style-name="ro1">
          <table:table-cell office:value-type="string" calcext:value-type="string">
            <text:p>2019-06-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###=</text:p>
          </table:table-cell>
          <table:table-cell office:value-type="string" calcext:value-type="string">
            <text:p>MADC-9028+OKUC-1562+STOX-6690</text:p>
          </table:table-cell>
          <table:table-cell office:value-type="string" calcext:value-type="string">
            <text:p>SAVT-1501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##########====</text:p>
          </table:table-cell>
          <table:table-cell office:value-type="string" calcext:value-type="string">
            <text:p>CAAO-5805+EASQ-4222+HGHG-9037+JYWH-2984+KTCK-1960+KVKU-1967+RIOX-1467+STOX-6690+SVRM-5556+ZKBL-5435</text:p>
          </table:table-cell>
          <table:table-cell office:value-type="string" calcext:value-type="string">
            <text:p>GONG-8683+HIDO-8201+PIDD-4868+SKXO-8070</text:p>
          </table:table-cell>
        </table:table-row>
        <table:table-row table:style-name="ro1">
          <table:table-cell office:value-type="string" calcext:value-type="string">
            <text:p>2019-06-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########################==</text:p>
          </table:table-cell>
          <table:table-cell office:value-type="string" calcext:value-type="string">
            <text:p>AJNA-2390+APRV-6420+CAAO-5805+ESNR-6074+FAQZ-9635+FIZS-3247+HGHG-9037+ISPZ-9118+JBCK-4186+JOZM-6779+JYWH-2984+LUAF-1735+PTPP-0052+QERW-8729+STOX-6690+UHMM-1493+UMKH-0211+VVKA-4702+WQXB-7118+XEVL-4899+XUWO-2688+YKPG-7274+YUUR-9355+ZKBL-5435</text:p>
          </table:table-cell>
          <table:table-cell office:value-type="string" calcext:value-type="string">
            <text:p>DSCE-0545+OJUD-5721</text:p>
          </table:table-cell>
        </table:table-row>
        <table:table-row table:style-name="ro1">
          <table:table-cell office:value-type="string" calcext:value-type="string">
            <text:p>2019-06-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###############======</text:p>
          </table:table-cell>
          <table:table-cell office:value-type="string" calcext:value-type="string">
            <text:p>AJNA-2390+APRV-6420+CAAO-5805+DOCR-2174+FIZS-3247+FRZC-1577+HGHG-9037+HPHI-7374+JYWH-2984+KTCK-1960+STOX-6690+SVRM-5556+UMKH-0211+YFAL-8674+ZKBL-5435</text:p>
          </table:table-cell>
          <table:table-cell office:value-type="string" calcext:value-type="string">
            <text:p>GOUE-5299+KHLU-8246+NNVZ-6165+SAST-4511+SSQI-6611+YPHT-8770</text:p>
          </table:table-cell>
        </table:table-row>
        <table:table-row table:style-name="ro1">
          <table:table-cell office:value-type="string" calcext:value-type="string">
            <text:p>2019-06-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################====</text:p>
          </table:table-cell>
          <table:table-cell office:value-type="string" calcext:value-type="string">
            <text:p>DOCR-2174+EOHL-4207+FAQZ-9635+FIZS-3247+FRZC-1577+HGHG-9037+JOZM-6779+JYWH-2984+LUAF-1735+QFPQ-7025+STOX-6690+SVRM-5556+VVZQ-1708+VVZX-9955+WPZQ-5369+ZKBL-5435</text:p>
          </table:table-cell>
          <table:table-cell office:value-type="string" calcext:value-type="string">
            <text:p>DFGR-3558+JTZJ-5381+KDBF-0990+QBFY-5091</text:p>
          </table:table-cell>
        </table:table-row>
        <table:table-row table:style-name="ro1">
          <table:table-cell office:value-type="string" calcext:value-type="string">
            <text:p>2019-06-2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#######################====</text:p>
          </table:table-cell>
          <table:table-cell office:value-type="string" calcext:value-type="string">
            <text:p>AJNA-2390+APRV-6420+CAAO-5805+CNGA-8978+DOCR-2174+EOHL-4207+FAQZ-9635+FRZC-1577+HCSS-0359+HHRW-4678+HPHI-7374+JYWH-2984+LRGR-3268+STOX-6690+SVRM-5556+THYK-3992+VVZQ-1708+WQXB-7118+XDVB-9974+XEVL-4899+XKIT-5112+XQQK-2279+ZKBL-5435</text:p>
          </table:table-cell>
          <table:table-cell office:value-type="string" calcext:value-type="string">
            <text:p>AYYE-7557+IAJQ-7211+PIGG-6880+YXPM-6529</text:p>
          </table:table-cell>
        </table:table-row>
        <table:table-row table:style-name="ro1">
          <table:table-cell office:value-type="string" calcext:value-type="string">
            <text:p>2019-06-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###########=</text:p>
          </table:table-cell>
          <table:table-cell office:value-type="string" calcext:value-type="string">
            <text:p>AVBF-2731+FIZS-3247+MEDW-7960+QFPQ-7025+SQFA-4861+STOX-6690+SVRM-5556+UMKH-0211+XEVL-4899+XKIT-5112+YUUR-9355</text:p>
          </table:table-cell>
          <table:table-cell office:value-type="string" calcext:value-type="string">
            <text:p>BQKC-0950</text:p>
          </table:table-cell>
        </table:table-row>
        <table:table-row table:style-name="ro1">
          <table:table-cell office:value-type="string" calcext:value-type="string">
            <text:p>2019-06-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#########=</text:p>
          </table:table-cell>
          <table:table-cell office:value-type="string" calcext:value-type="string">
            <text:p>FIZS-3247+HGHG-9037+IXOV-7941+MEDW-7960+NVME-9179+RIOX-1467+SQFA-4861+XEVL-4899+XKIT-5112</text:p>
          </table:table-cell>
          <table:table-cell office:value-type="string" calcext:value-type="string">
            <text:p>CAHG-6191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###################===</text:p>
          </table:table-cell>
          <table:table-cell office:value-type="string" calcext:value-type="string">
            <text:p>ATQE-6836+CAAO-5805+DOCR-2174+FAQZ-9635+FIZS-3247+FRZC-1577+ISPZ-9118+JYWH-2984+KTCK-1960+NRUC-3523+OKUC-1562+SQFA-4861+STOX-6690+UTNP-6934+VVKA-4702+WNAF-7195+XEVL-4899+YVTR-6538+ZKBL-5435</text:p>
          </table:table-cell>
          <table:table-cell office:value-type="string" calcext:value-type="string">
            <text:p>EFLP-0244+HEVP-7883+OPQN-9430</text:p>
          </table:table-cell>
        </table:table-row>
        <table:table-row table:style-name="ro1">
          <table:table-cell office:value-type="string" calcext:value-type="string">
            <text:p>2019-07-0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#########################========</text:p>
          </table:table-cell>
          <table:table-cell office:value-type="string" calcext:value-type="string">
            <text:p>ATQE-6836+DOCR-2174+EYOY-0318+FAQZ-9635+FIZS-3247+FRZC-1577+HGHG-9037+ISPZ-9118+IXOV-7941+JYWH-2984+KTCK-1960+LSGT-0196+MKMS-5195+PAYX-0805+SQFA-4861+STOX-6690+SVRM-5556+VKIL-1659+VVKA-4702+XRBD-5417+XUWO-2688+YUUR-9355+YVTR-6538+ZKBL-5435+ZLIR-1662</text:p>
          </table:table-cell>
          <table:table-cell office:value-type="string" calcext:value-type="string">
            <text:p>LQFV-7133+PWBT-9410+RWLD-7060+TPOF-0558+VVLU-4952+VWTG-3376+XDEY-5247+ZHHA-3274</text:p>
          </table:table-cell>
        </table:table-row>
        <table:table-row table:style-name="ro1">
          <table:table-cell office:value-type="string" calcext:value-type="string">
            <text:p>2019-07-0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###########################==</text:p>
          </table:table-cell>
          <table:table-cell office:value-type="string" calcext:value-type="string">
            <text:p>ATQE-6836+CAAO-5805+DMTU-5007+DOCR-2174+EASQ-4222+FAQZ-9635+FIZS-3247+FRZC-1577+HGHG-9037+JYWH-2984+KSTQ-4318+KTCK-1960+LYZT-7818+MKMS-5195+QOYQ-2964+RIOX-1467+SQFA-4861+STOX-6690+WNAF-7195+WQXB-7118+XJWY-1918+XRBD-5417+XUWO-2688+YVTR-6538+ZKBL-5435+ZOLN-4640+ZTBE-6709</text:p>
          </table:table-cell>
          <table:table-cell office:value-type="string" calcext:value-type="string">
            <text:p>MCWI-1268+WZKI-9218</text:p>
          </table:table-cell>
        </table:table-row>
        <table:table-row table:style-name="ro1">
          <table:table-cell office:value-type="string" calcext:value-type="string">
            <text:p>2019-07-0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################################=========</text:p>
          </table:table-cell>
          <table:table-cell office:value-type="string" calcext:value-type="string">
            <text:p>AHGV-0990+ATQE-6836+BJOI-5367+CAAO-5805+CNGA-8978+DOCR-2174+FAQZ-9635+HGHG-9037+HXMB-4945+JBCK-4186+JYWH-2984+KSTQ-4318+KTCK-1960+RIOX-1467+SQFA-4861+STOX-6690+THYK-3992+UCTK-9885+VRVD-9672+VVKA-4702+WAMO-1149+WDNG-5390+WJVB-1762+WNAF-7195+WPZQ-5369+WQXB-7118+YKPG-7274+YMAG-5715+YUUR-9355+YVTR-6538+ZKBL-5435+ZOLN-4640</text:p>
          </table:table-cell>
          <table:table-cell office:value-type="string" calcext:value-type="string">
            <text:p>AYUC-4884+DSAJ-3626+JPCU-9106+KRVY-7260+QPKD-8401+RSBW-3643+UDOP-0243+WNQH-1097+XGXM-7557</text:p>
          </table:table-cell>
        </table:table-row>
        <table:table-row table:style-name="ro1">
          <table:table-cell office:value-type="string" calcext:value-type="string">
            <text:p>2019-07-0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###########################=======</text:p>
          </table:table-cell>
          <table:table-cell office:value-type="string" calcext:value-type="string">
            <text:p>AVBF-2731+BJOI-5367+CAAO-5805+CNGA-8978+DOCR-2174+FAQZ-9635+FIZS-3247+HHRW-4678+ISPZ-9118+JBCK-4186+JYWH-2984+KTCK-1960+KVJC-4418+LRGR-3268+PAYX-0805+PTPP-0052+RIOX-1467+STOX-6690+THYK-3992+UCTK-9885+UMKH-0211+VKIL-1659+VVKA-4702+XJWY-1918+XKIT-5112+ZKBL-5435+ZOLN-4640</text:p>
          </table:table-cell>
          <table:table-cell office:value-type="string" calcext:value-type="string">
            <text:p>BGOD-8920+FWBR-4694+GNSU-5230+ISVV-0574+NIXS-8225+TXWD-8433+VHWR-2812</text:p>
          </table:table-cell>
        </table:table-row>
        <table:table-row table:style-name="ro1">
          <table:table-cell office:value-type="string" calcext:value-type="string">
            <text:p>2019-07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########</text:p>
          </table:table-cell>
          <table:table-cell office:value-type="string" calcext:value-type="string">
            <text:p>AVBF-2731+CNGA-8978+FIZS-3247+SVRM-5556+THYK-3992+UMKH-0211+WNAF-7195+XKIT-5112</text:p>
          </table:table-cell>
          <table:table-cell/>
        </table:table-row>
        <table:table-row table:style-name="ro1">
          <table:table-cell office:value-type="string" calcext:value-type="string">
            <text:p>2019-07-0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###########===</text:p>
          </table:table-cell>
          <table:table-cell office:value-type="string" calcext:value-type="string">
            <text:p>CNGA-8978+EASQ-4222+FIZS-3247+FRZC-1577+LRGR-3268+MADC-9028+SQFA-4861+SVRM-5556+TUAY-6183+XEVL-4899+XUWO-2688</text:p>
          </table:table-cell>
          <table:table-cell office:value-type="string" calcext:value-type="string">
            <text:p>FZGI-8351+ULGJ-6776+UZSN-0951</text:p>
          </table:table-cell>
        </table:table-row>
        <table:table-row table:style-name="ro1">
          <table:table-cell office:value-type="string" calcext:value-type="string">
            <text:p>2019-07-0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###################==</text:p>
          </table:table-cell>
          <table:table-cell office:value-type="string" calcext:value-type="string">
            <text:p>ATQE-6836+CAAO-5805+FRZC-1577+GVAV-5088+HHRW-4678+JYWH-2984+KTCK-1960+LRGR-3268+LYZT-7818+NVME-9179+PROH-5653+RIOX-1467+SVRM-5556+THYK-3992+WQXB-7118+XJWY-1918+XUWO-2688+ZKBL-5435+ZOLN-4640</text:p>
          </table:table-cell>
          <table:table-cell office:value-type="string" calcext:value-type="string">
            <text:p>MBNJ-9226+TLWN-2784</text:p>
          </table:table-cell>
        </table:table-row>
        <table:table-row table:style-name="ro1">
          <table:table-cell office:value-type="string" calcext:value-type="string">
            <text:p>2019-07-0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##########################====</text:p>
          </table:table-cell>
          <table:table-cell office:value-type="string" calcext:value-type="string">
            <text:p>ATQE-6836+AVBF-2731+CNGA-8978+DMTU-5007+EASQ-4222+FAQZ-9635+FRZC-1577+JYWH-2984+KTCK-1960+LYZT-7818+OUNK-5513+PTPP-0052+RIOX-1467+SQFA-4861+STOX-6690+SVRM-5556+TEHS-3673+UBKO-0247+UTNP-6934+VVKA-4702+WQXB-7118+XUWO-2688+YLSD-2450+ZKBL-5435+ZOLN-4640+ZTBE-6709</text:p>
          </table:table-cell>
          <table:table-cell office:value-type="string" calcext:value-type="string">
            <text:p>AKPT-9707+BIAX-1549+RKVI-7521+ZNZI-5387</text:p>
          </table:table-cell>
        </table:table-row>
        <table:table-row table:style-name="ro1">
          <table:table-cell office:value-type="string" calcext:value-type="string">
            <text:p>2019-07-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####################===</text:p>
          </table:table-cell>
          <table:table-cell office:value-type="string" calcext:value-type="string">
            <text:p>CNGA-8978+DMTU-5007+DOCR-2174+EVFZ-6402+FRZC-1577+JYWH-2984+KTCK-1960+LRGR-3268+LYZT-7818+MBMK-6010+PTPP-0052+RIOX-1467+SQFA-4861+SVRM-5556+UCTK-9885+UMKH-0211+WAMO-1149+WPZQ-5369+ZKBL-5435+ZOLN-4640</text:p>
          </table:table-cell>
          <table:table-cell office:value-type="string" calcext:value-type="string">
            <text:p>PZFQ-6938+RODZ-8346+YSQF-0386</text:p>
          </table:table-cell>
        </table:table-row>
        <table:table-row table:style-name="ro1">
          <table:table-cell office:value-type="string" calcext:value-type="string">
            <text:p>2019-07-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#################==</text:p>
          </table:table-cell>
          <table:table-cell office:value-type="string" calcext:value-type="string">
            <text:p>CNGA-8978+DOCR-2174+EASQ-4222+EXZI-8155+FRZC-1577+HEQE-7851+JYWH-2984+KTCK-1960+LYZT-7818+RYPW-4476+SVRM-5556+TEHS-3673+VRVD-9672+WAMO-1149+WNAF-7195+WQXB-7118+ZKBL-5435</text:p>
          </table:table-cell>
          <table:table-cell office:value-type="string" calcext:value-type="string">
            <text:p>HGBR-7707+PTSR-5562</text:p>
          </table:table-cell>
        </table:table-row>
        <table:table-row table:style-name="ro1">
          <table:table-cell office:value-type="string" calcext:value-type="string">
            <text:p>2019-07-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################</text:p>
          </table:table-cell>
          <table:table-cell office:value-type="string" calcext:value-type="string">
            <text:p>APRV-6420+DMTU-5007+FRZC-1577+GVAV-5088+ISPZ-9118+JYWH-2984+KTCK-1960+LRGR-3268+MBMK-6010+SVRM-5556+UCTK-9885+UMKH-0211+VVZX-9955+WAMO-1149+YVTR-6538+ZKBL-5435</text:p>
          </table:table-cell>
          <table:table-cell/>
        </table:table-row>
        <table:table-row table:style-name="ro1">
          <table:table-cell office:value-type="string" calcext:value-type="string">
            <text:p>2019-07-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###==</text:p>
          </table:table-cell>
          <table:table-cell office:value-type="string" calcext:value-type="string">
            <text:p>KTCK-1960+OUNK-5513+SQFA-4861</text:p>
          </table:table-cell>
          <table:table-cell office:value-type="string" calcext:value-type="string">
            <text:p>TZAS-4414+ZCTF-0998</text:p>
          </table:table-cell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#######====</text:p>
          </table:table-cell>
          <table:table-cell office:value-type="string" calcext:value-type="string">
            <text:p>CNGA-8978+ESNR-6074+GORX-7925+SQFA-4861+SVRM-5556+UMKH-0211+XUWO-2688</text:p>
          </table:table-cell>
          <table:table-cell office:value-type="string" calcext:value-type="string">
            <text:p>CKPF-8641+FYOL-7320+IQEV-4731+WAFL-1634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##############</text:p>
          </table:table-cell>
          <table:table-cell office:value-type="string" calcext:value-type="string">
            <text:p>DMTU-5007+DOCR-2174+FRZC-1577+GORX-7925+IDGH-3607+ISPZ-9118+JYWH-2984+SQFA-4861+STOX-6690+SVRM-5556+THYK-3992+VVKA-4702+WQXB-7118+ZOLN-4640</text:p>
          </table:table-cell>
          <table:table-cell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###############=</text:p>
          </table:table-cell>
          <table:table-cell office:value-type="string" calcext:value-type="string">
            <text:p>DMTU-5007+DOCR-2174+FRZC-1577+HEQE-7851+ISPZ-9118+JYWH-2984+MBMK-6010+OOZY-4834+OUNK-5513+RIOX-1467+SQFA-4861+STOX-6690+VVKA-4702+XIIZ-0195+ZOLN-4640</text:p>
          </table:table-cell>
          <table:table-cell office:value-type="string" calcext:value-type="string">
            <text:p>AHQC-6304</text:p>
          </table:table-cell>
        </table:table-row>
        <table:table-row table:style-name="ro1">
          <table:table-cell office:value-type="string" calcext:value-type="string">
            <text:p>2019-07-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###############======</text:p>
          </table:table-cell>
          <table:table-cell office:value-type="string" calcext:value-type="string">
            <text:p>DMTU-5007+DOCR-2174+FRZC-1577+ISPZ-9118+KTFL-3494+RIOX-1467+SQFA-4861+STOX-6690+SVRM-5556+VVKA-4702+WFXM-6402+WPZQ-5369+XIIZ-0195+XKIT-5112+ZKEI-0501</text:p>
          </table:table-cell>
          <table:table-cell office:value-type="string" calcext:value-type="string">
            <text:p>BOQE-8820+GZFK-6209+HMEB-9793+HNVH-7320+PXKQ-0163+SFVL-4777</text:p>
          </table:table-cell>
        </table:table-row>
        <table:table-row table:style-name="ro1">
          <table:table-cell office:value-type="string" calcext:value-type="string">
            <text:p>2019-07-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####################==</text:p>
          </table:table-cell>
          <table:table-cell office:value-type="string" calcext:value-type="string">
            <text:p>DOCR-2174+EVFZ-6402+FRZC-1577+GVAV-5088+ISPZ-9118+KTFL-3494+ODQA-8857+OOZY-4834+OUNK-5513+QRWX-0346+SQFA-4861+STOX-6690+SVRM-5556+TUAY-6183+VVKA-4702+WFXM-6402+WQXB-7118+XIIZ-0195+XKIT-5112+ZKEI-0501</text:p>
          </table:table-cell>
          <table:table-cell office:value-type="string" calcext:value-type="string">
            <text:p>SOMW-0913+WDRR-5172</text:p>
          </table:table-cell>
        </table:table-row>
        <table:table-row table:style-name="ro1">
          <table:table-cell office:value-type="string" calcext:value-type="string">
            <text:p>2019-07-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##################=====</text:p>
          </table:table-cell>
          <table:table-cell office:value-type="string" calcext:value-type="string">
            <text:p>BMDX-6660+DOCR-2174+FAQZ-9635+FRZC-1577+ISPZ-9118+JYWH-2984+ODQA-8857+PTPP-0052+RIOX-1467+SQFA-4861+STOX-6690+SVRM-5556+USNC-6473+VVKA-4702+WQXB-7118+XKIT-5112+ZEGR-1070+ZOLN-4640</text:p>
          </table:table-cell>
          <table:table-cell office:value-type="string" calcext:value-type="string">
            <text:p>DXGG-9829+IUDU-1520+OZWE-5336+TMDK-2583+WCCZ-3888</text:p>
          </table:table-cell>
        </table:table-row>
        <table:table-row table:style-name="ro1">
          <table:table-cell office:value-type="string" calcext:value-type="string">
            <text:p>2019-07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######</text:p>
          </table:table-cell>
          <table:table-cell office:value-type="string" calcext:value-type="string">
            <text:p>KTFL-3494+OUNK-5513+STOX-6690+SVRM-5556+USNC-6473+WJVB-1762</text:p>
          </table:table-cell>
          <table:table-cell/>
        </table:table-row>
        <table:table-row table:style-name="ro1">
          <table:table-cell office:value-type="string" calcext:value-type="string">
            <text:p>2019-07-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####=</text:p>
          </table:table-cell>
          <table:table-cell office:value-type="string" calcext:value-type="string">
            <text:p>LYZT-7818+PTPP-0052+QSKV-3118+SVRM-5556</text:p>
          </table:table-cell>
          <table:table-cell office:value-type="string" calcext:value-type="string">
            <text:p>WSRP-9367</text:p>
          </table:table-cell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####################==</text:p>
          </table:table-cell>
          <table:table-cell office:value-type="string" calcext:value-type="string">
            <text:p>DMTU-5007+EVFZ-6402+FRZC-1577+ISPZ-9118+JYWH-2984+KTFL-3494+MWPF-1740+MZBQ-9637+NMTN-7869+OUNK-5513+PTPP-0052+RIOX-1467+STOX-6690+SVRM-5556+TEHS-3673+TUAY-6183+UBKO-0247+VVKA-4702+VVZX-9955+XKIT-5112</text:p>
          </table:table-cell>
          <table:table-cell office:value-type="string" calcext:value-type="string">
            <text:p>OEZB-2804+SBRG-6801</text:p>
          </table:table-cell>
        </table:table-row>
        <table:table-row table:style-name="ro1">
          <table:table-cell office:value-type="string" calcext:value-type="string">
            <text:p>2019-07-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######################===</text:p>
          </table:table-cell>
          <table:table-cell office:value-type="string" calcext:value-type="string">
            <text:p>DOCR-2174+EIQQ-6802+FRZC-1577+ISPZ-9118+JYWH-2984+KTFL-3494+LYZT-7818+MBMK-6010+MWPF-1740+NMTN-7869+OOZY-4834+RIOX-1467+SSIV-3169+STOX-6690+SVRM-5556+TEHS-3673+TUAY-6183+VVKA-4702+WQXB-7118+XQQK-2279+YLSD-2450+ZKBL-5435</text:p>
          </table:table-cell>
          <table:table-cell office:value-type="string" calcext:value-type="string">
            <text:p>FSGR-0972+QIPI-3008+ZDAF-3499</text:p>
          </table:table-cell>
        </table:table-row>
        <table:table-row table:style-name="ro1">
          <table:table-cell office:value-type="string" calcext:value-type="string">
            <text:p>2019-07-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######################====</text:p>
          </table:table-cell>
          <table:table-cell office:value-type="string" calcext:value-type="string">
            <text:p>APRV-6420+CNGA-8978+DMTU-5007+DOCR-2174+EIQQ-6802+FRZC-1577+ISPZ-9118+JKEK-4605+JYWH-2984+KTFL-3494+LYZT-7818+MBMK-6010+MWPF-1740+RIOX-1467+SVRM-5556+VVZQ-1708+WFXM-6402+WPZQ-5369+WQXB-7118+YLSD-2450+ZKBL-5435+ZOLN-4640</text:p>
          </table:table-cell>
          <table:table-cell office:value-type="string" calcext:value-type="string">
            <text:p>KNFI-5245+ODIV-7843+VOEK-0202+XQAM-1322</text:p>
          </table:table-cell>
        </table:table-row>
        <table:table-row table:style-name="ro1">
          <table:table-cell office:value-type="string" calcext:value-type="string">
            <text:p>2019-07-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#######################====</text:p>
          </table:table-cell>
          <table:table-cell office:value-type="string" calcext:value-type="string">
            <text:p>DOCR-2174+FRZC-1577+GVAV-5088+HHRW-4678+ISPZ-9118+JYWH-2984+KTFL-3494+LYZT-7818+PTPP-0052+QVZH-8257+RIOX-1467+SVRM-5556+TEHS-3673+TUAY-6183+UCTK-9885+UTRU-2751+WPZQ-5369+WQXB-7118+WURM-9042+YLSD-2450+YVTR-6538+ZKBL-5435+ZOLN-4640</text:p>
          </table:table-cell>
          <table:table-cell office:value-type="string" calcext:value-type="string">
            <text:p>HUIZ-2131+KMDB-2197+VLIM-9568+YTXV-7740</text:p>
          </table:table-cell>
        </table:table-row>
        <table:table-row table:style-name="ro1">
          <table:table-cell office:value-type="string" calcext:value-type="string">
            <text:p>2019-07-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#################===</text:p>
          </table:table-cell>
          <table:table-cell office:value-type="string" calcext:value-type="string">
            <text:p>CDQR-6170+DOCR-2174+FRZC-1577+HHRW-4678+ISPZ-9118+JYWH-2984+KTFL-3494+LNGM-7264+MWPF-1740+OUNK-5513+PTPP-0052+SQFA-4861+SSIV-3169+SVRM-5556+WQXB-7118+XJWY-1918+ZKBL-5435</text:p>
          </table:table-cell>
          <table:table-cell office:value-type="string" calcext:value-type="string">
            <text:p>DDQG-3866+TGSS-1195+YJBW-6367</text:p>
          </table:table-cell>
        </table:table-row>
        <table:table-row table:style-name="ro1">
          <table:table-cell office:value-type="string" calcext:value-type="string">
            <text:p>2019-07-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#######===</text:p>
          </table:table-cell>
          <table:table-cell office:value-type="string" calcext:value-type="string">
            <text:p>CDQR-6170+FCDH-0331+KTFL-3494+MADC-9028+NRUC-3523+OQQK-9798+SVRM-5556</text:p>
          </table:table-cell>
          <table:table-cell office:value-type="string" calcext:value-type="string">
            <text:p>IMTS-9850+OEYT-3041+XSKS-5398</text:p>
          </table:table-cell>
        </table:table-row>
        <table:table-row table:style-name="ro1">
          <table:table-cell office:value-type="string" calcext:value-type="string">
            <text:p>2019-07-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FCDH-0331+KTFL-3494+OQQK-9798+SQFA-4861+SVRM-5556+VRVD-9672+WURM-9042</text:p>
          </table:table-cell>
          <table:table-cell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#############==</text:p>
          </table:table-cell>
          <table:table-cell office:value-type="string" calcext:value-type="string">
            <text:p>DOCR-2174+FCDH-0331+FRZC-1577+GEXR-7835+ISPZ-9118+KTFL-3494+LUHO-0453+MWPF-1740+RIOX-1467+TEHS-3673+UTRU-2751+XZRB-8106+ZKBL-5435</text:p>
          </table:table-cell>
          <table:table-cell office:value-type="string" calcext:value-type="string">
            <text:p>UVTD-5073+VEMA-2336</text:p>
          </table:table-cell>
        </table:table-row>
        <table:table-row table:style-name="ro1">
          <table:table-cell office:value-type="string" calcext:value-type="string">
            <text:p>2019-07-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################====</text:p>
          </table:table-cell>
          <table:table-cell office:value-type="string" calcext:value-type="string">
            <text:p>DMTU-5007+FCDH-0331+FRZC-1577+GEXR-7835+JYWH-2984+KTFL-3494+MWPF-1740+RIOX-1467+TEHS-3673+WFXM-6402+WPZQ-5369+WQXB-7118+XQQK-2279+XZRB-8106+YVTR-6538+ZKBL-5435</text:p>
          </table:table-cell>
          <table:table-cell office:value-type="string" calcext:value-type="string">
            <text:p>CVHA-7148+DPJA-0092+OYTP-1401+VLSG-0424</text:p>
          </table:table-cell>
        </table:table-row>
        <table:table-row table:style-name="ro1">
          <table:table-cell office:value-type="string" calcext:value-type="string">
            <text:p>2019-07-3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################==</text:p>
          </table:table-cell>
          <table:table-cell office:value-type="string" calcext:value-type="string">
            <text:p>CQGI-7245+EXZI-8155+FCDH-0331+FRZC-1577+GEXR-7835+ISPZ-9118+JMFE-0070+JYWH-2984+KTFL-3494+MWPF-1740+OUNK-5513+RIOX-1467+RYPW-4476+WFXM-6402+WQXB-7118+ZKBL-5435</text:p>
          </table:table-cell>
          <table:table-cell office:value-type="string" calcext:value-type="string">
            <text:p>FVJF-0430+JMPN-3559</text:p>
          </table:table-cell>
        </table:table-row>
        <table:table-row table:style-name="ro1">
          <table:table-cell office:value-type="string" calcext:value-type="string">
            <text:p>2019-08-0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#############=====</text:p>
          </table:table-cell>
          <table:table-cell office:value-type="string" calcext:value-type="string">
            <text:p>FCDH-0331+FRZC-1577+HEQE-7851+JMFE-0070+JYWH-2984+KTFL-3494+MWPF-1740+OUNK-5513+RIOX-1467+RYPW-4476+STOX-6690+TEHS-3673+UGDY-8780</text:p>
          </table:table-cell>
          <table:table-cell office:value-type="string" calcext:value-type="string">
            <text:p>APGF-3426+KYCK-6533+TZEU-1198+VEHY-7128+VIFD-4179</text:p>
          </table:table-cell>
        </table:table-row>
        <table:table-row table:style-name="ro1">
          <table:table-cell office:value-type="string" calcext:value-type="string">
            <text:p>2019-08-0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#############==</text:p>
          </table:table-cell>
          <table:table-cell office:value-type="string" calcext:value-type="string">
            <text:p>EROK-2379+FCDH-0331+FRZC-1577+ISPZ-9118+KTFL-3494+MWPF-1740+MZBQ-9637+STOX-6690+SVRM-5556+UGDY-8780+UMKH-0211+UTNP-6934+ZKBL-5435</text:p>
          </table:table-cell>
          <table:table-cell office:value-type="string" calcext:value-type="string">
            <text:p>KMSW-7010+ZNOK-9087</text:p>
          </table:table-cell>
        </table:table-row>
        <table:table-row table:style-name="ro1">
          <table:table-cell office:value-type="string" calcext:value-type="string">
            <text:p>2019-08-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#######=</text:p>
          </table:table-cell>
          <table:table-cell office:value-type="string" calcext:value-type="string">
            <text:p>FCDH-0331+KTFL-3494+MZBQ-9637+SQFA-4861+SVRM-5556+SVSC-5482+UMKH-0211</text:p>
          </table:table-cell>
          <table:table-cell office:value-type="string" calcext:value-type="string">
            <text:p>ZPXG-6147</text:p>
          </table:table-cell>
        </table:table-row>
        <table:table-row table:style-name="ro1">
          <table:table-cell office:value-type="string" calcext:value-type="string">
            <text:p>2019-08-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#######==</text:p>
          </table:table-cell>
          <table:table-cell office:value-type="string" calcext:value-type="string">
            <text:p>FCDH-0331+KTFL-3494+OUNK-5513+SQFA-4861+STOX-6690+SVRM-5556+SVSC-5482</text:p>
          </table:table-cell>
          <table:table-cell office:value-type="string" calcext:value-type="string">
            <text:p>HIVP-2438+HIZX-7355</text:p>
          </table:table-cell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#############==</text:p>
          </table:table-cell>
          <table:table-cell office:value-type="string" calcext:value-type="string">
            <text:p>AVBF-2731+DMTU-5007+EENT-3978+FRZC-1577+GCNG-4831+GGVO-3340+ISPZ-9118+KTFL-3494+MWPF-1740+OUNK-5513+RIOX-1467+ZKBL-5435+ZOLN-4640</text:p>
          </table:table-cell>
          <table:table-cell office:value-type="string" calcext:value-type="string">
            <text:p>QQYZ-8811+SNJD-3003</text:p>
          </table:table-cell>
        </table:table-row>
        <table:table-row table:style-name="ro1">
          <table:table-cell office:value-type="string" calcext:value-type="string">
            <text:p>2019-08-0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################==</text:p>
          </table:table-cell>
          <table:table-cell office:value-type="string" calcext:value-type="string">
            <text:p>DZCS-5616+FCDH-0331+FRZC-1577+ISPZ-9118+JYWH-2984+KTFL-3494+MWPF-1740+PLGK-2548+RYPW-4476+SQFA-4861+SVRM-5556+UGDY-8780+UKCN-3221+UTNP-6934+XJWY-1918+ZKBL-5435</text:p>
          </table:table-cell>
          <table:table-cell office:value-type="string" calcext:value-type="string">
            <text:p>EWOH-1034+TRZU-7294</text:p>
          </table:table-cell>
        </table:table-row>
        <table:table-row table:style-name="ro1">
          <table:table-cell office:value-type="string" calcext:value-type="string">
            <text:p>2019-08-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##############=</text:p>
          </table:table-cell>
          <table:table-cell office:value-type="string" calcext:value-type="string">
            <text:p>DZCS-5616+FCDH-0331+FRZC-1577+GCNG-4831+ISPZ-9118+KTFL-3494+MBMK-6010+MWPF-1740+PLGK-2548+SQFA-4861+TEHS-3673+TNWD-5953+UKCN-3221+ZKBL-5435</text:p>
          </table:table-cell>
          <table:table-cell office:value-type="string" calcext:value-type="string">
            <text:p>OYMP-0465</text:p>
          </table:table-cell>
        </table:table-row>
        <table:table-row table:style-name="ro1">
          <table:table-cell office:value-type="string" calcext:value-type="string">
            <text:p>2019-08-0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###########=</text:p>
          </table:table-cell>
          <table:table-cell office:value-type="string" calcext:value-type="string">
            <text:p>CQGI-7245+FAQZ-9635+FCDH-0331+FRZC-1577+HEQE-7851+KTFL-3494+LWXD-8520+MWPF-1740+QUFQ-8859+SQFA-4861+ZKBL-5435</text:p>
          </table:table-cell>
          <table:table-cell office:value-type="string" calcext:value-type="string">
            <text:p>IKGQ-0762</text:p>
          </table:table-cell>
        </table:table-row>
        <table:table-row table:style-name="ro1">
          <table:table-cell office:value-type="string" calcext:value-type="string">
            <text:p>2019-08-0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####################</text:p>
          </table:table-cell>
          <table:table-cell office:value-type="string" calcext:value-type="string">
            <text:p>BAYF-0736+BMDX-6660+DMTU-5007+FAQZ-9635+FCDH-0331+FRZC-1577+GEXR-7835+GVAV-5088+ISPZ-9118+JYWH-2984+KTFL-3494+LWXD-8520+MLVG-6486+MWPF-1740+QERW-8729+RIOX-1467+TNWD-5953+WFXM-6402+ZKBL-5435+ZOLN-4640</text:p>
          </table:table-cell>
          <table:table-cell/>
        </table:table-row>
        <table:table-row table:style-name="ro1">
          <table:table-cell office:value-type="string" calcext:value-type="string">
            <text:p>2019-08-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#######===</text:p>
          </table:table-cell>
          <table:table-cell office:value-type="string" calcext:value-type="string">
            <text:p>FCDH-0331+IDGH-3607+JMFE-0070+JYWH-2984+KTFL-3494+QQGB-4572+SVRM-5556</text:p>
          </table:table-cell>
          <table:table-cell office:value-type="string" calcext:value-type="string">
            <text:p>AUFA-8012+SQXR-5479+TCTD-7962</text:p>
          </table:table-cell>
        </table:table-row>
        <table:table-row table:style-name="ro1">
          <table:table-cell office:value-type="string" calcext:value-type="string">
            <text:p>2019-08-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#####===</text:p>
          </table:table-cell>
          <table:table-cell office:value-type="string" calcext:value-type="string">
            <text:p>FCDH-0331+IDGH-3607+JZVP-7561+KTFL-3494+SQFA-4861</text:p>
          </table:table-cell>
          <table:table-cell office:value-type="string" calcext:value-type="string">
            <text:p>AYFG-4900+BCVX-3991+HZYG-2604</text:p>
          </table:table-cell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#################=====</text:p>
          </table:table-cell>
          <table:table-cell office:value-type="string" calcext:value-type="string">
            <text:p>BAYF-0736+ESNR-6074+FAQZ-9635+FCDH-0331+FRZC-1577+HEQE-7851+IDGH-3607+ISPZ-9118+JMFE-0070+KTFL-3494+MWPF-1740+QUFQ-8859+QVZH-8257+SQFA-4861+TUAY-6183+WQXB-7118+ZKBL-5435</text:p>
          </table:table-cell>
          <table:table-cell office:value-type="string" calcext:value-type="string">
            <text:p>GRDL-1824+QKHU-1614+RKSN-9443+YDHN-7523+YYAU-4771</text:p>
          </table:table-cell>
        </table:table-row>
        <table:table-row table:style-name="ro1">
          <table:table-cell office:value-type="string" calcext:value-type="string">
            <text:p>2019-08-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################=</text:p>
          </table:table-cell>
          <table:table-cell office:value-type="string" calcext:value-type="string">
            <text:p>CBOX-7089+EENT-3978+FRZC-1577+HEQE-7851+IDGH-3607+JYWH-2984+KTFL-3494+QQGB-4572+RIOX-1467+SQFA-4861+SVRM-5556+TEHS-3673+WQXB-7118+XJIK-7341+ZKBL-5435+ZOLN-4640</text:p>
          </table:table-cell>
          <table:table-cell office:value-type="string" calcext:value-type="string">
            <text:p>VCUE-6412</text:p>
          </table:table-cell>
        </table:table-row>
        <table:table-row table:style-name="ro1">
          <table:table-cell office:value-type="string" calcext:value-type="string">
            <text:p>2019-08-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######################====</text:p>
          </table:table-cell>
          <table:table-cell office:value-type="string" calcext:value-type="string">
            <text:p>AJYT-3559+AVBF-2731+CBOX-7089+DMTU-5007+DOCR-2174+EENT-3978+ENIV-0453+FRZC-1577+GEXR-7835+IDGH-3607+ISPZ-9118+JYWH-2984+KTFL-3494+MWPF-1740+NCZO-4174+RIOX-1467+RPOJ-9286+SQFA-4861+XJIK-7341+YFAL-8674+ZKBL-5435+ZKEI-0501</text:p>
          </table:table-cell>
          <table:table-cell office:value-type="string" calcext:value-type="string">
            <text:p>BBPP-7099+EYMS-8226+FTFJ-2456+TEUN-6761</text:p>
          </table:table-cell>
        </table:table-row>
        <table:table-row table:style-name="ro1">
          <table:table-cell office:value-type="string" calcext:value-type="string">
            <text:p>2019-08-1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#########################==</text:p>
          </table:table-cell>
          <table:table-cell office:value-type="string" calcext:value-type="string">
            <text:p>AJYT-3559+ARAI-5622+AVBF-2731+DOCR-2174+EENT-3978+ESNR-6074+FAQZ-9635+FRZC-1577+GEXR-7835+IDGH-3607+ISPZ-9118+JMFE-0070+JYWH-2984+KTFL-3494+MWPF-1740+RIOX-1467+RPOJ-9286+RYPW-4476+SQFA-4861+SVRM-5556+VOYL-2236+WPZQ-5369+WQXB-7118+ZKBL-5435+ZOLN-4640</text:p>
          </table:table-cell>
          <table:table-cell office:value-type="string" calcext:value-type="string">
            <text:p>DFXG-9028+VSQH-3044</text:p>
          </table:table-cell>
        </table:table-row>
        <table:table-row table:style-name="ro1">
          <table:table-cell office:value-type="string" calcext:value-type="string">
            <text:p>2019-08-1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################################===</text:p>
          </table:table-cell>
          <table:table-cell office:value-type="string" calcext:value-type="string">
            <text:p>AJYT-3559+ARAI-5622+AVCA-1888+BMDX-6660+DOCR-2174+ESNR-6074+FAQZ-9635+FCDH-0331+FRZC-1577+GEXR-7835+GGVO-3340+IDGH-3607+ISPZ-9118+JMFE-0070+KTFL-3494+MWPF-1740+NCZO-4174+OPLK-2991+QERW-8729+QVZH-8257+RIOX-1467+RPOJ-9286+RYPW-4476+SQFA-4861+STOX-6690+SVRM-5556+TEHS-3673+UKCN-3221+VOYL-2236+WPZQ-5369+YLSD-2450+ZKBL-5435</text:p>
          </table:table-cell>
          <table:table-cell office:value-type="string" calcext:value-type="string">
            <text:p>HGVT-5892+JGKC-3936+MRUO-7557</text:p>
          </table:table-cell>
        </table:table-row>
        <table:table-row table:style-name="ro1">
          <table:table-cell office:value-type="string" calcext:value-type="string">
            <text:p>2019-08-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###############</text:p>
          </table:table-cell>
          <table:table-cell office:value-type="string" calcext:value-type="string">
            <text:p>AJYT-3559+AVCA-1888+ENIV-0453+ESNR-6074+FCDH-0331+IDGH-3607+JMFE-0070+KTFL-3494+MZBQ-9637+NVME-9179+RPOJ-9286+SQFA-4861+STOX-6690+SVRM-5556+VOYL-2236</text:p>
          </table:table-cell>
          <table:table-cell/>
        </table:table-row>
        <table:table-row table:style-name="ro1">
          <table:table-cell office:value-type="string" calcext:value-type="string">
            <text:p>2019-08-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#######=</text:p>
          </table:table-cell>
          <table:table-cell office:value-type="string" calcext:value-type="string">
            <text:p>FCDH-0331+IDGH-3607+KTFL-3494+QERW-8729+RFSO-0096+UMKH-0211+WFXM-6402</text:p>
          </table:table-cell>
          <table:table-cell office:value-type="string" calcext:value-type="string">
            <text:p>LIDJ-4306</text:p>
          </table:table-cell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############=======</text:p>
          </table:table-cell>
          <table:table-cell office:value-type="string" calcext:value-type="string">
            <text:p>BRUU-9095+ISPZ-9118+JCLS-3392+JMFE-0070+KTFL-3494+MWPF-1740+SQFA-4861+UKCN-3221+WFXM-6402+XQQK-2279+YUUR-9355+ZKBL-5435</text:p>
          </table:table-cell>
          <table:table-cell office:value-type="string" calcext:value-type="string">
            <text:p>BUER-5811+JLFJ-1451+JRPT-0750+LLTU-1919+QABF-1146+UMIT-6773+ZLNG-4509</text:p>
          </table:table-cell>
        </table:table-row>
        <table:table-row table:style-name="ro1">
          <table:table-cell office:value-type="string" calcext:value-type="string">
            <text:p>2019-08-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##############=====</text:p>
          </table:table-cell>
          <table:table-cell office:value-type="string" calcext:value-type="string">
            <text:p>APRV-6420+CNGA-8978+FCDH-0331+GEXR-7835+IDGH-3607+ISPZ-9118+JYWH-2984+KTFL-3494+MWPF-1740+SQFA-4861+SVRM-5556+VVKA-4702+ZKBL-5435+ZOLN-4640</text:p>
          </table:table-cell>
          <table:table-cell office:value-type="string" calcext:value-type="string">
            <text:p>DFZV-1275+GPTK-0100+GSTI-3913+OBEJ-8591+QFJO-5847</text:p>
          </table:table-cell>
        </table:table-row>
        <table:table-row table:style-name="ro1">
          <table:table-cell office:value-type="string" calcext:value-type="string">
            <text:p>2019-08-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#####==</text:p>
          </table:table-cell>
          <table:table-cell office:value-type="string" calcext:value-type="string">
            <text:p>AJYT-3559+BRUU-9095+KTFL-3494+MWPF-1740+ZKBL-5435</text:p>
          </table:table-cell>
          <table:table-cell office:value-type="string" calcext:value-type="string">
            <text:p>HWYP-3880+WJBT-3787</text:p>
          </table:table-cell>
        </table:table-row>
        <table:table-row table:style-name="ro1">
          <table:table-cell table:style-name="Default" office:value-type="string" calcext:value-type="string">
            <text:p>Repeat client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LVG-6486+YQIY-2846+XNYI-7909+FAQZ-9635+VVQS-6353+VVKA-4702+XKIT-5112+DUKR-6322+BMWY-7330+SDGY-3727+CLLN-2975+GHRG-9006+GHZU-2989+VKSK-5523+UTNP-6934+BVUB-0093+XBGO-8810+BXPG-4160+FODY-2673+EZVD-9100+YMAG-5715+MZDE-6594+VPWN-9823+HYIT-8542+MGUF-2016+HVPO-7620+MNCV-9652+OPPT-1297+LYZT-7818+BWIE-1501+AJYT-3559+PBHJ-9721+ZFPL-1543+LUHO-0453+DPCU-5083+LMXX-1482+HNJO-5504+DOQS-6727+JXDZ-4888+FRVR-4426+EKTS-4951+UGZV-3950+NOZK-3836+EASQ-4222+WJSN-4420+RQVY-7399+ELEK-5479+ZKEI-0501+MGQK-0871+BPUW-1369+WQXB-7118+HNFU-2596+ECPV-4896+GBOG-7208+SWAG-6509+CNGA-8978+RHBP-1081+ALJY-9166+JHCU-0921+OTOI-3400+QVZH-8257+JZVP-7561+QTML-9311+QOYQ-2964+POHS-7433+ATBI-8760+MLWU-2520+ZPFR-6458+YBPU-7011+HLSR-7855+JHOK-7920+YSVY-7613+TFJE-4954+MJHD-4585+UMKH-0211+XJLZ-2616+XJWY-1918+JVAZ-7736+DALD-6076+QBDH-3741+NXTV-4647+DOCR-2174+AEEU-1524+DDLG-3603+HXMB-4945+QERW-8729+PGCD-8131+MOSI-0343+XUQA-8239+OSEC-9795+VAGS-1143+ZEZA-2709+QRWX-0346+BTMQ-2654+AJNA-2390+VKIL-1659+YKPG-7274+TGRM-8751+HWJX-3284+HCSS-0359+SKIP-4590+GGYM-4287+KVKU-1967+UBKO-0247+ZHDF-4181+DMTU-5007+VLMN-4235+JVFM-3371+RIOX-1467+MWJI-8012+XUMQ-0668+QGSE-6556+YHYS-0594+NYFZ-4673+EUYI-8198+QRCS-6296+OUAS-0091+WJTN-6863+YLSD-2450+WQIQ-3775+LEEH-5847+BBJI-8086+YTNI-0735+ZKRK-3102+FUNH-4347+TRWT-5752+CKUC-1787+WPZQ-5369+IUOK-4035+JDUD-1356+UWUQ-9323+LQBN-1025+XWTH-9776+DVKU-2770+QQGB-4572+LJAV-6659+HAWL-3021+KVJC-4418+PPPJ-4882+XXBT-5384+NCKK-0316+SPVW-2428+PNZS-4809+SVRM-5556+VINC-3443+EVFZ-6402+RGUS-6438+WHEA-6069+CGRC-7873+YWOS-4525+GWWS-1091+WFXM-6402+MWPF-1740+VNUI-7550+RUCA-7624+JLNY-1630+WNES-7349+CNWH-1070+SHKN-4144+ZSFJ-1370+AFIO-8690+AYDF-7482+VVUJ-5414+RCKA-7731+MELD-2901+EAYQ-4699+ETHY-4578+GSAT-6749+CAAO-5805+DVHF-5891+LGBX-5148+MOYW-9485+WVTN-1636+FFTL-7763+SQFA-4861+HOZJ-6399+URXP-6773+XXUT-7220+IFXR-7712+GIYT-2834+AFMR-6766+YJJI-6896+YWXV-5553+HHRW-4678+RFSO-0096+LCOW-4585+ORVN-6347+OKUC-1562+ZKBL-5435+VVZX-9955+VQTO-3598+ZPNA-2842+CDQF-1536+APRV-6420+HYNY-2088+RFHB-2961+EWET-1514+MZBQ-9637+LSGT-0196+MBMK-6010+GHZG-4776+TUAY-6183+CGES-8643+FDLI-6515+HBLE-7879+LKKH-3523+EAWJ-8321+LRGR-3268+XDVB-9974+LKCI-2958+BSCW-0972+LJAT-4421+VIYM-0374+JKEK-4605+HEQE-7851+LIJC-7139+VYEP-4503+WAMO-1149+JWPL-2231+MZDY-0952+MGDZ-7574+LWAN-8590+UBFQ-8387+BMDX-6660+EHUG-0490+TVKW-8720+ESNR-6074+RWVJ-1984+XEWR-3113+LXZA-0682+XQQK-2279+GUIQ-9929+RYCG-6884+DXLD-0651+AVBF-2731+DLSC-4612+GSSL-5215+IDKL-1371+WLPB-7101+KTCK-1960+JYWH-2984+XEVL-4899+SEWB-7551+BBKP-5845+YVTR-6538+ISPZ-9118+YXTP-9948+FIZS-3247+SRDA-5672+FJNV-5818+QBCL-8384+QSKV-3118+DJEG-9214+WJVB-1762+VQZM-5861+JNHB-6035+UTRU-2751+XFNH-7754+WMLL-2660+FGBW-2693+VXJP-3345+FRZC-1577+AHGV-0990+VFAP-9905+DTHI-3839+BPXO-0867+KMIN-7987+ITXU-6124+LCTG-5352+XUWO-2688+YRZC-9371+KAWL-0863+SKWR-3224+PTPP-0052+JFLR-8519+MADC-9028+YGTU-2946+ZLIR-1662+ZEGR-1070+XIIZ-0195+OPLK-2991+HGHG-9037+RLBY-0544+STOX-6690+UHMM-1493+YUUR-9355+LUAF-1735+JOZM-6779+VVZQ-1708+EOHL-4207+HPHI-7374+QFPQ-7025+MEDW-7960+IXOV-7941+EYOY-0318+ATQE-6836+XRBD-5417+WNAF-7195+ZTBE-6709+MKMS-5195+JBCK-4186+ZOLN-4640+THYK-3992+KSTQ-4318+VRVD-9672+WDNG-5390+BJOI-5367+UCTK-9885+PAYX-0805+PROH-5653+NVME-9179+TEHS-3673+GVAV-5088+OUNK-5513+GORX-7925+KTFL-3494+OOZY-4834+ODQA-8857+USNC-6473+NMTN-7869+EIQQ-6802+SSIV-3169+LNGM-7264+NRUC-3523+CDQR-6170+FCDH-0331+OQQK-9798+WURM-9042+XZRB-8106+GEXR-7835+EXZI-8155+RYPW-4476+JMFE-0070+UGDY-8780+EROK-2379+SVSC-5482+GCNG-4831+DZCS-5616+PLGK-2548+UKCN-3221+CQGI-7245+TNWD-5953+LWXD-8520+IDGH-3607+QUFQ-8859+BAYF-0736+EENT-3978+XJIK-7341+CBOX-7089+YFAL-8674+RPOJ-9286+VOYL-2236+NCZO-4174+ARAI-5622+GGVO-3340+ENIV-0453+AVCA-1888+JCLS-3392+BRUU-90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ior client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UKPR-0826+HLSR-7855+CVTN-9680+VBUX-0371+VVQS-6353+MLVG-6486+LXDA-2236+ZKCU-3436+YQIY-2846+JXBH-6097+GXGD-3697+FAQZ-9635+VVKA-4702+MGUF-2016+XNYI-7909+KYIP-3217+POHS-7433+XJJH-3627+AVDG-2569+UBNP-9195+BPCW-5819+WDNG-5390+YBMY-8296+OSEC-9795+PBHJ-9721+BDTW-8653+RSNG-1584+YKTW-7991+DUKR-6322+JHCU-0921+XKIT-5112+SUMC-2282+YMAG-5715+BMWY-7330+PDEV-4614+VKSK-5523+HIPH-6374+SBKL-3328+JFRP-7288+LKKH-3523+TLQR-1070+GHSC-5412+NAVL-0775+PHBW-5163+BWIE-1501+CLLN-2975+WJSN-4420+QOYQ-2964+SDGY-3727+EKTS-4951+YPXI-8697+UJGY-2229+XQGO-8003+ZZOT-2314+OEHA-3895+MNOX-1826+JEJV-1767+GHZU-2989+MWVD-7972+MOWQ-3263+GHRG-9006+NCUS-5363+FGAV-4786+MGAS-8511+VPWN-9823+QBHD-2281+UTNP-6934+FODY-2673+BVUB-0093+HVPO-7620+KEJO-2163+JVUA-4666+NIQI-1155+XBGO-8810+BXPG-4160+YSJX-2798+UVQP-9868+GKTJ-9130+CFNI-4363+DDLG-3603+RUUZ-1182+MSHN-8260+EZVD-9100+LUHO-0453+MZDE-6594+NOZK-3836+IHZS-1606+YKCM-0704+WQXB-7118+HYIT-8542+WQEC-9381+THGD-2893+ZFPL-1543+PZTP-2601+SFOC-2740+VZSS-1975+UMCM-1679+MNCV-9652+BOVB-6576+DPCU-5083+AJYT-3559+LYZT-7818+OPPT-1297+VXQB-9802+IJWX-4997+CKHN-0397+SDKK-4439+JXDZ-4888+TPRL-2474+GBOG-7208+ZKEI-0501+LMXX-1482+YTBR-8886+OPQN-8560+DOQS-6727+ECPV-4896+RNSO-8120+HNJO-5504+FRVR-4426+ORHC-2226+VGGE-4214+ELEK-5479+UGZV-3950+ESZY-2012+NAEH-2143+QOLK-3609+BPUW-1369+PZYU-3618+RQVY-7399+MXKE-6712+HKTG-5703+EASQ-4222+MGQK-0871+UYSB-4918+DALD-6076+SWAG-6509+DKLF-5015+YBPU-7011+DONG-2707+RFTH-1186+VAGS-1143+MURE-9520+WOFN-0089+ILDM-9706+ZJOX-6261+CNGA-8978+HNFU-2596+AQPL-0822+NPSO-1814+OOPY-8200+YUHP-0469+ALJY-9166+MLWU-2520+IQRH-8807+RHBP-1081+OTOI-3400+QBDH-3741+YDTK-2829+YZYF-0837+QVZH-8257+QQGB-4572+ZGYB-0632+GGFO-3720+HIRB-6291+ATBI-8760+QTML-9311+AAZN-4290+RYCW-7468+CXKK-4888+LZIK-9629+JVAZ-7736+FRXJ-3979+JEKK-3063+YSVY-7613+UTRU-2751+JZVP-7561+WFXE-7020+BTEG-9805+KVJC-4418+RGOA-9615+QRPK-6481+XQEK-6791+YSLB-0827+ZPFR-6458+PLJP-6164+JOMC-8616+VHRW-0220+NAXU-7001+LANJ-0702+XSKN-4301+MOSI-0343+PCNN-0842+BNGV-3514+QOFE-2098+RJAH-9735+JHOK-7920+CIUX-3207+BJCE-3098+ZFQP-7142+QPPL-4185+HAWL-3021+OQWC-9402+HDFL-3697+RCJG-4479+ZLUE-1865+ZEIF-0760+YEZE-1224+MJHD-4585+WETV-1838+NXTV-4647+TFJE-4954+PWXO-1157+XJLZ-2616+VYWD-9634+VCPM-7100+JDDQ-8850+JVNY-4154+IBBP-9175+UMKH-0211+FBCC-2303+TJSF-8516+MGDZ-7574+PQJS-7805+QUUW-0962+YTNI-0735+ZGMD-9080+XJWY-1918+CGLK-4948+XEMQ-4549+NYQG-0482+PMBY-7296+PUST-3722+QRWX-0346+RGUS-6438+OTPR-8531+AEEU-1524+OUAS-0091+LHNZ-0098+JMIX-7876+ZGKQ-0822+RDMJ-0612+FAPZ-1024+TNHV-8058+VZZA-8675+USSR-7557+DOCR-2174+XLCA-2988+DPNV-5939+TWDE-4788+MRHT-1787+JVFM-3371+WPZQ-5369+YTYZ-4735+YTOI-1279+QERW-8729+HXMB-4945+ALKS-6275+XUQA-8239+PGCD-8131+VKIL-1659+HMJV-0695+FUBR-8567+RYKM-4271+HMJA-4647+OUWC-5808+VXJP-3345+NBTV-4116+GNVJ-5524+BLQP-4268+ZEZA-2709+ECKX-7278+TGRM-8751+ORBB-9359+DRCZ-2609+BFCQ-4440+NYOX-7912+JHWQ-0922+LKCI-2958+DTZR-1106+HCSS-0359+KIWV-8081+BTMQ-2654+SDML-4561+AJNA-2390+WOHF-3406+WBIW-7857+VOKB-4006+OTQX-9745+QRCS-6296+ADSS-5484+HWJX-3284+PRHO-9809+BWGC-8386+EPQC-1420+KVKU-1967+USLC-7887+YKPG-7274+EUYI-8198+WJTN-6863+SRDA-5672+XSEX-5426+KWHC-9070+VLMN-4235+SQSY-1340+QRYU-0806+XSMN-2257+VRMJ-9909+YLSD-2450+SKIP-4590+YVSC-3684+QXGI-9302+NINL-4798+GGYM-4287+ZIFR-5920+XUMQ-0668+JZHX-6710+ZWEF-5482+ADXI-7499+AXSA-2770+UBKO-0247+DMTU-5007+LQBV-1912+PJPN-0218+XYKE-4571+ZHDF-4181+WLPB-7101+ZWAK-6331+VTXW-1355+RIOX-1467+EPNF-7593+GCEZ-0126+QGSE-6556+BKWN-0714+PCJT-7025+YHYS-0594+NCKK-0316+MWJI-8012+IDTR-3893+ZEVT-3506+PZQG-1812+NYFZ-4673+IDKL-1371+QGLV-6785+BTSE-8047+DGWH-3106+HRMT-2720+ZPUZ-1781+FALU-7979+AFHN-0179+QAVT-0975+DFGP-0873+ZKRK-3102+LEEH-5847+WQIQ-3775+BBJI-8086+SVNJ-9918+UWAV-3520+JKYX-4487+HHMR-2916+MBSC-8030+NLGB-7949+EUSC-2937+CKUC-1787+GOHJ-0143+IYEU-0034+DVKU-2770+OLVU-8121+TRWT-5752+UGXJ-1006+FUNH-4347+OBXR-9419+JZLR-6925+UWUQ-9323+GCIZ-9876+JCOV-9852+XXBT-5384+TAPE-9003+NOGI-8825+JDUD-1356+IUOK-4035+MECP-2453+LQBN-1025+DFFA-6332+JCLG-2204+HKBK-9039+XWTH-9776+AYDF-7482+NKNU-9360+OZIO-7777+LSEE-6099+MELD-2901+LJAV-6659+UAXD-8519+MWQT-4060+ZVPY-2642+CWEQ-5944+MBCV-3486+WFXM-6402+PPPJ-4882+MDNY-5685+SPVW-2428+TOAA-1207+AUVR-0273+GWWS-1091+GWBW-3043+FEPT-6644+PTWI-4973+MBWL-9371+DEAL-5822+URHH-1888+XNTX-4229+EVFZ-6402+KTNV-6175+SVRM-5556+TVKW-8720+WKKW-9203+AFMR-6766+VINC-3443+GSGR-8987+PNZS-4809+HGYN-0292+ZXSY-3805+ONOK-6920+GUEY-7448+ZOLU-6899+JCLS-3392+IRZF-8538+UVRL-6933+KDRV-8851+WHEA-6069+STCD-5691+CGRC-7873+MXKC-1863+VJGI-6102+YWOS-4525+ZSFJ-1370+EYOY-0318+LJRR-1644+JCAD-6908+HOFE-8098+HHRW-4678+QJLJ-0749+TQQW-2011+JKEK-4605+YTHR-6014+EKNU-4288+XRWB-0330+ZXKN-5465+YBAP-0578+VRVD-9672+QRKS-0548+MZDY-0952+SJON-3973+VNUI-7550+OBJG-9946+MWPF-1740+EROK-2379+URXP-6773+ETHY-4578+UZWJ-4336+LCRQ-3926+SLAL-8957+JLNY-1630+RUCA-7624+VVUJ-5414+RORO-5228+SHKN-4144+CNWH-1070+JHDE-9383+REAY-8924+AFIO-8690+WNES-7349+BZQK-9257+IFXR-7712+RCKA-7731+EAYQ-4699+QCPP-9259+ARNW-3984+MOYW-9485+CAAO-5805+GHZG-4776+GSAT-6749+DVHF-5891+LGBX-5148+NUVQ-6030+MJOB-3185+XXUT-7220+RLXY-0948+VREX-8750+SNRO-7183+JENF-9900+HOZJ-6399+XZJU-4818+PQOM-1205+WVTN-1636+ORVN-6347+FFTL-7763+MZJS-0000+JRKX-2572+TGFE-4519+SQFA-4861+DWLW-9779+YTBI-9783+YKEG-0736+ZETK-9673+CTSZ-9115+XHXE-4805+YWXV-5553+OZBW-0236+GIYT-2834+LMPC-6536+QWQI-5514+MTQV-3986+LOAY-2057+ZHUP-0144+BNJI-7028+MJLE-2949+QTKE-5002+UDWJ-3626+NODS-1325+YJJI-6896+GMXA-1781+QHZQ-6257+HBLE-7879+RFSO-0096+SYDJ-6900+VVZX-9955+JEVH-3564+FDZI-0268+OPLK-2991+CDQF-1536+JWPL-2231+TBQY-7775+HNBO-5298+NSZV-2102+OKUC-1562+LCOW-4585+ZKBL-5435+CGES-8643+SSNI-2328+HPXL-1427+VQTO-3598+AUXT-4219+LNGM-7264+DLUZ-9442+LBIP-0721+XOOP-9376+SUHA-0346+EWET-1514+HYNY-2088+OVIE-1630+XDVB-9974+AXPG-0359+GDFG-6904+GUJG-0729+ZPNA-2842+EAWJ-8321+TUAY-6183+ZRGI-8239+GCNG-4831+APRV-6420+RFHB-2961+TXCA-2552+FQFE-1377+YBCZ-9361+DSKC-0494+LRGR-3268+INVA-4247+MBMK-6010+BUMM-4982+MZBQ-9637+QTLJ-1769+LIJC-7139+LWAN-8590+LSGT-0196+FDLI-6515+HEQE-7851+EZZY-4981+BNVF-7587+SGUU-5231+JEYG-4878+KBPI-5990+HWON-6539+FQQQ-9715+RNXX-4314+VYEP-4503+EHBF-1905+SPKJ-8436+WAMO-1149+BSCW-0972+FECZ-0582+IKSF-7559+WSXU-2299+SEWB-7551+XEVL-4899+KQLA-6784+DNYE-6248+LJAT-4421+BPXO-0867+VIYM-0374+FJNV-5818+BTEA-4338+KAIM-7909+PSZU-3432+ESNR-6074+YUUR-9355+VWSR-5931+JXZD-3566+BMDX-6660+YSKH-2790+TISE-3548+KJGZ-8218+UBFQ-8387+UFDO-2758+QSNM-6064+CNJF-6814+MMLL-1753+BGAP-4828+NJNO-6396+DKLL-4573+DHRR-8427+ZSVF-1654+ECXE-3235+IWJO-2122+QVDE-9966+AODB-1591+KRVC-4747+EHUG-0490+PROH-5653+MPQM-7497+QOMT-1597+WFMT-4438+ILOM-4799+LLBE-1593+USNG-6280+DKJI-0446+GUIQ-9929+ZLPI-9128+WMLL-2660+BZJG-4872+URKF-1404+ZXBA-7550+XEWR-3113+RWVJ-1984+MLSG-1921+LKGW-7233+KDUX-8184+IJTJ-6346+KKKZ-8724+CZNZ-8044+ANEH-6006+VWVV-6308+JIYH-0335+KIBI-7925+LXZA-0682+GHSS-5063+LZPK-5987+DTHI-3839+AVBF-2731+QPQS-6221+OFDM-4205+XQQK-2279+MGAC-0927+BBKP-5845+EMZK-8848+PZBH-9163+NLSH-0325+XVLS-0212+HPSM-8218+BQWA-5351+RYCG-6884+ANPC-5116+FGBW-2693+DXLD-0651+ZNYD-5157+DLSC-4612+GSSL-5215+PZRZ-1480+NDPG-9672+QYWC-4609+JYWH-2984+FIZS-3247+IYNR-2316+KTCK-1960+YVTR-6538+HVTF-0390+ISPZ-9118+QSKV-3118+CSXU-3050+YXTP-9948+FZUC-3467+KUEU-5894+ISXM-5476+QBCL-8384+ZLIR-1662+USYF-9310+DJEG-9214+WJVB-1762+SMUR-5468+OUIQ-5795+JPXP-3401+JTKO-6801+WTDL-2030+JXTM-9893+VQZM-5861+FBKL-1146+HDMM-0832+VAGO-8436+XXHU-6585+JNHB-6035+ZYBG-8475+DHMO-0772+FRZC-1577+XFNH-7754+TZAX-6926+IGPW-2470+YFZU-8534+CVQA-7410+RLCQ-9823+HCUG-1944+CNWG-9989+YKRA-8010+AKUP-7474+AHGV-0990+KMIN-7987+VFAP-9905+PXFV-8527+HSVW-3972+WAYC-1629+GTZS-3401+EXFZ-8569+NDIA-8850+OSVJ-7102+SDLI-6020+BMKN-3193+KABG-5826+FNJE-4190+MVUR-2763+LUAF-1735+NOAP-8214+ZMPB-1244+JFLR-8519+HSZX-0347+CKUQ-7964+BQYY-5135+KGMU-2685+DGPM-3889+INWA-6658+ZXCF-0894+MADC-9028+NZAM-1596+MYHX-9141+CSYC-5396+XFEK-9567+GHNB-6590+HIHD-0419+PTPP-0052+FLRF-1704+YRZC-9371+BQFU-9986+KAWL-0863+YQYM-1685+SKWR-3224+ZRJV-7133+XUWO-2688+BTRZ-3620+TWLI-8387+AXXH-6708+XXSJ-5806+UWWG-6593+XIIZ-0195+RBSM-7294+ITXU-6124+VZDI-9991+GLBB-9299+UHMM-1493+LCTG-5352+QBYB-4056+BJTU-6103+EUPU-7203+NXAP-1500+MNQO-7015+NMFS-8474+HHYH-6698+TFVV-9183+LCUJ-7852+ZEGR-1070+NMCL-0901+YGTU-2946+DRZR-1003+RNUM-2844+YUWL-4660+JXVO-9255+HGHG-9037+IOSF-2970+XXBX-2197+WXWE-1012+BROL-2462+RLBY-0544+VAWA-3206+YEPT-9753+XKQF-3845+STOX-6690+ZTRI-7728+ZTBE-6709+YZEP-7101+WCWI-4607+MVVM-6661+VSSJ-0375+MIUA-4803+NOZS-2682+CRJF-4990+AIYL-7806+SAVT-1501+GONG-8683+PIDD-4868+HIDO-8201+SKXO-8070+JOZM-6779+JBCK-4186+OJUD-5721+DSCE-0545+YPHT-8770+NNVZ-6165+GOUE-5299+HPHI-7374+SAST-4511+KHLU-8246+YFAL-8674+SSQI-6611+EOHL-4207+KDBF-0990+QFPQ-7025+QBFY-5091+DFGR-3558+VVZQ-1708+JTZJ-5381+IAJQ-7211+AYYE-7557+PIGG-6880+YXPM-6529+THYK-3992+BQKC-0950+MEDW-7960+CAHG-6191+NVME-9179+IXOV-7941+OPQN-9430+NRUC-3523+EFLP-0244+HEVP-7883+ATQE-6836+WNAF-7195+XDEY-5247+PWBT-9410+VVLU-4952+ZHHA-3274+RWLD-7060+MKMS-5195+LQFV-7133+XRBD-5417+VWTG-3376+TPOF-0558+PAYX-0805+MCWI-1268+KSTQ-4318+WZKI-9218+ZOLN-4640+KRVY-7260+WNQH-1097+UDOP-0243+UCTK-9885+QPKD-8401+JPCU-9106+XGXM-7557+BJOI-5367+AYUC-4884+RSBW-3643+DSAJ-3626+BGOD-8920+TXWD-8433+VHWR-2812+FWBR-4694+NIXS-8225+ISVV-0574+GNSU-5230+ULGJ-6776+FZGI-8351+UZSN-0951+MBNJ-9226+GVAV-5088+TLWN-2784+TEHS-3673+BIAX-1549+ZNZI-5387+RKVI-7521+AKPT-9707+OUNK-5513+RODZ-8346+YSQF-0386+PZFQ-6938+PTSR-5562+HGBR-7707+EXZI-8155+RYPW-4476+ZCTF-0998+TZAS-4414+GORX-7925+WAFL-1634+FYOL-7320+CKPF-8641+IQEV-4731+IDGH-3607+AHQC-6304+OOZY-4834+HMEB-9793+KTFL-3494+SFVL-4777+HNVH-7320+BOQE-8820+GZFK-6209+PXKQ-0163+WDRR-5172+SOMW-0913+ODQA-8857+IUDU-1520+TMDK-2583+WCCZ-3888+OZWE-5336+DXGG-9829+USNC-6473+WSRP-9367+NMTN-7869+SBRG-6801+OEZB-2804+ZDAF-3499+EIQQ-6802+FSGR-0972+QIPI-3008+SSIV-3169+VOEK-0202+XQAM-1322+KNFI-5245+ODIV-7843+WURM-9042+HUIZ-2131+KMDB-2197+YTXV-7740+VLIM-9568+CDQR-6170+DDQG-3866+TGSS-1195+YJBW-6367+OEYT-3041+FCDH-0331+XSKS-5398+IMTS-9850+OQQK-9798+UVTD-5073+XZRB-8106+VEMA-2336+GEXR-7835+CVHA-7148+VLSG-0424+DPJA-0092+OYTP-1401+JMPN-3559+FVJF-0430+CQGI-7245+JMFE-0070+VEHY-7128+UGDY-8780+TZEU-1198+KYCK-6533+VIFD-4179+APGF-3426+KMSW-7010+ZNOK-9087+SVSC-5482+ZPXG-6147+HIZX-7355+HIVP-2438+GGVO-3340+QQYZ-8811+EENT-3978+SNJD-3003+TRZU-7294+DZCS-5616+EWOH-1034+UKCN-3221+PLGK-2548+OYMP-0465+TNWD-5953+LWXD-8520+QUFQ-8859+IKGQ-0762+BAYF-0736+SQXR-5479+TCTD-7962+AUFA-8012+AYFG-4900+BCVX-3991+HZYG-2604+YDHN-7523+RKSN-9443+YYAU-4771+QKHU-1614+GRDL-1824+VCUE-6412+CBOX-7089+XJIK-7341+BBPP-7099+TEUN-6761+NCZO-4174+EYMS-8226+FTFJ-2456+RPOJ-9286+ENIV-0453+DFXG-9028+ARAI-5622+VSQH-3044+VOYL-2236+HGVT-5892+JGKC-3936+AVCA-1888+MRUO-7557+LIDJ-4306+QABF-1146+LLTU-1919+JRPT-0750+BRUU-9095+JLFJ-1451+BUER-5811+UMIT-6773+ZLNG-4509+QFJO-5847+GSTI-3913+OBEJ-8591+DFZV-1275+GPTK-0100+WJBT-3787+HWYP-3880</text:p>
          </table:table-cell>
          <table:table-cell table:number-columns-repeated="5"/>
        </table:table-row>
      </table:table>
      <table:table table:name="Charts" table:style-name="ta1">
        <table:shapes>
          <draw:frame draw:z-index="0" draw:style-name="gr1" draw:text-style-name="P1" svg:width="314.15mm" svg:height="176.7mm" svg:x="23.58mm" svg:y="1mm">
            <draw:object draw:notify-on-update-of-ranges="'log_analysis-2019-08-21'.A3:'log_analysis-2019-08-21'.A3 'log_analysis-2019-08-21'.A4:'log_analysis-2019-08-21'.A209 'log_analysis-2019-08-21'.E3:'log_analysis-2019-08-21'.E3 'log_analysis-2019-08-21'.E4:'log_analysis-2019-08-21'.E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3.55mm" svg:height="215.74mm" svg:x="56.72mm" svg:y="183.09mm">
            <draw:object draw:notify-on-update-of-ranges="'log_analysis-2019-08-21'.A3:'log_analysis-2019-08-21'.A3 'log_analysis-2019-08-21'.A4:'log_analysis-2019-08-21'.A203 'log_analysis-2019-08-21'.C3:'log_analysis-2019-08-21'.C3 'log_analysis-2019-08-21'.C4:'log_analysis-2019-08-21'.C203 'log_analysis-2019-08-21'.D3:'log_analysis-2019-08-21'.D3 'log_analysis-2019-08-21'.D4:'log_analysis-2019-08-21'.D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1T13:40:17.763006942</dc:date>
    <meta:editing-duration>PT2H48M17S</meta:editing-duration>
    <meta:editing-cycles>2</meta:editing-cycles>
    <meta:generator>LibreOffice/6.0.7.3$Linux_X86_64 LibreOffice_project/00m0$Build-3</meta:generator>
    <meta:document-statistic meta:table-count="2" meta:cell-count="16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16cm" svg:height="17.671cm" xlink:href=".." xlink:type="simple" chart:class="chart:bar" chart:style-name="ch1">
        <chart:title svg:x="11.352cm" svg:y="0.489cm" chart:style-name="ch2">
          <text:p>2019-08-21 Pocket Smartpanel Total Users</text:p>
        </chart:title>
        <chart:plot-area chart:style-name="ch3" table:cell-range-address="'log_analysis-2019-08-21'.A3:'log_analysis-2019-08-21'.A209 'log_analysis-2019-08-21'.E3:'log_analysis-2019-08-21'.E209" chart:data-source-has-labels="both" svg:x="0.628cm" svg:y="1.621cm" svg:width="30.16cm" svg:height="15.697cm">
          <chartooo:coordinate-region svg:x="1.896cm" svg:y="1.621cm" svg:width="28.892cm" svg:height="13.769cm"/>
          <chart:axis chart:dimension="x" chart:name="primary-x" chart:style-name="ch4" chartooo:axis-type="auto">
            <chartooo:date-scale/>
            <chart:categories table:cell-range-address="'log_analysis-2019-08-21'.A4:'log_analysis-2019-08-21'.A2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g_analysis-2019-08-21'.E4:'log_analysis-2019-08-21'.E209" chart:label-cell-address="'log_analysis-2019-08-21'.E3:'log_analysis-2019-08-21'.E3" chart:class="chart:bar"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'log_analysis-2019-08-21'.E3:'log_analysis-2019-08-21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22</text:p>
                <draw:g>
                  <svg:desc>'log_analysis-2019-08-21'.A4:'log_analysis-2019-08-21'.A209</svg:desc>
                </draw:g>
              </table:table-cell>
              <table:table-cell office:value-type="float" office:value="17">
                <text:p>17</text:p>
                <draw:g>
                  <svg:desc>'log_analysis-2019-08-21'.E4:'log_analysis-2019-08-21'.E209</svg:desc>
                </draw:g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9-01-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9-01-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9-01-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-01-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-01-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-01-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-02-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-02-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-02-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9-02-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9-02-0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02-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-02-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9-02-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9-02-1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9-02-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19-02-1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9-02-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9-02-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19-02-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9-02-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9-02-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9-02-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19-02-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19-02-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19-02-2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19-03-0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19-03-0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19-03-0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19-03-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019-03-0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19-03-0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019-03-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019-03-1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19-03-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19-03-1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9-03-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9-03-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19-03-1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019-03-2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19-03-2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19-03-2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19-03-2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019-03-2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19-03-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019-03-3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9-04-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19-04-0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19-04-0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19-04-0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19-04-0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019-04-0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19-04-0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19-04-0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019-04-1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19-04-1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019-04-1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019-04-1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19-04-1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9-04-1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19-04-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19-04-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19-04-2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019-04-2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019-04-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019-04-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19-04-2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019-04-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19-04-2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19-04-2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019-04-3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19-05-0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019-05-0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019-05-0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019-05-0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19-05-0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9-05-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019-05-0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9-05-0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019-05-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19-05-1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19-05-1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019-05-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19-05-1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19-05-1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019-05-1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019-05-1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019-05-1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019-05-2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019-05-2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019-05-2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019-05-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019-05-2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019-05-2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019-05-2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019-05-2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019-05-3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19-05-3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19-06-0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19-06-0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019-06-0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019-06-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19-06-0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019-06-0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19-06-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019-06-0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19-06-1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-06-1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019-06-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019-06-1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019-06-1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019-06-1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019-06-1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019-06-1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19-06-1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019-06-2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019-06-2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019-06-2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019-06-2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019-06-2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019-06-2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019-06-2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9-06-2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019-06-3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019-07-0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019-07-0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019-07-0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019-07-0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019-07-0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019-07-0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019-07-08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019-07-09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019-07-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019-07-1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019-07-1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019-07-1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019-07-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019-07-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019-07-1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019-07-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019-07-2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019-07-2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019-07-2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019-07-2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019-07-2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019-07-2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019-07-2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019-07-2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019-07-3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019-07-3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019-08-0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019-08-0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019-08-0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019-08-0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019-08-0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-08-0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19-08-0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19-08-0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019-08-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19-08-1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019-08-1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019-08-1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19-08-1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19-08-1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019-08-1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019-08-1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019-08-20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356cm" svg:height="21.575cm" xlink:href=".." xlink:type="simple" chart:class="chart:bar" chart:style-name="ch1">
        <chart:title svg:x="16.012cm" svg:y="0.567cm" chart:style-name="ch2">
          <text:p>2019-08-21 Pocket SmartPanel</text:p>
        </chart:title>
        <chart:plot-area chart:style-name="ch3" table:cell-range-address="'log_analysis-2019-08-21'.A3:'log_analysis-2019-08-21'.A203 'log_analysis-2019-08-21'.C3:'log_analysis-2019-08-21'.D203" chart:data-source-has-labels="both" svg:x="0.767cm" svg:y="1.777cm" svg:width="36.822cm" svg:height="19.367cm">
          <chartooo:coordinate-region svg:x="2.016cm" svg:y="1.777cm" svg:width="35.573cm" svg:height="17.44cm"/>
          <chart:axis chart:dimension="x" chart:name="primary-x" chart:style-name="ch4" chartooo:axis-type="auto">
            <chartooo:date-scale/>
            <chart:categories table:cell-range-address="'log_analysis-2019-08-21'.A4:'log_analysis-2019-08-21'.A2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g_analysis-2019-08-21'.C4:'log_analysis-2019-08-21'.C203" chart:label-cell-address="'log_analysis-2019-08-21'.C3:'log_analysis-2019-08-21'.C3" chart:class="chart:bar">
            <chart:data-point chart:repeated="200"/>
          </chart:series>
          <chart:series chart:style-name="ch8" chart:values-cell-range-address="'log_analysis-2019-08-21'.D4:'log_analysis-2019-08-21'.D203" chart:label-cell-address="'log_analysis-2019-08-21'.D3:'log_analysis-2019-08-21'.D3" chart:class="chart:ba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'log_analysis-2019-08-21'.C3:'log_analysis-2019-08-21'.C3</svg:desc>
                </draw:g>
              </table:table-cell>
              <table:table-cell office:value-type="string">
                <text:p>4</text:p>
                <draw:g>
                  <svg:desc>'log_analysis-2019-08-21'.D3:'log_analysis-2019-08-2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22</text:p>
                <draw:g>
                  <svg:desc>'log_analysis-2019-08-21'.A4:'log_analysis-2019-08-21'.A203</svg:desc>
                </draw:g>
              </table:table-cell>
              <table:table-cell office:value-type="float" office:value="7">
                <text:p>7</text:p>
                <draw:g>
                  <svg:desc>'log_analysis-2019-08-21'.C4:'log_analysis-2019-08-21'.C203</svg:desc>
                </draw:g>
              </table:table-cell>
              <table:table-cell office:value-type="float" office:value="3">
                <text:p>3</text:p>
                <draw:g>
                  <svg:desc>'log_analysis-2019-08-21'.D4:'log_analysis-2019-08-21'.D203</svg:desc>
                </draw:g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1-2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1-2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1-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1-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01-3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9-01-3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2-0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2-0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0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2-0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2-0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2-0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2-0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2-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2-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2-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2-1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2-2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2-2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02-2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02-2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2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2-2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3-0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0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3-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3-0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3-0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3-0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3-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3-1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3-14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3-1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3-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3-1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2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3-2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3-2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3-2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3-2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4-0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4-0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4-0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4-0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4-0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4-0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0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4-0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4-1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4-1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4-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4-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1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4-17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4-1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1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4-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4-2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4-2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2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-04-2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2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4-2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4-3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5-0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5-02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0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5-0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0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0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5-08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5-09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5-1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1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5-1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1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5-1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5-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5-1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5-2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2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2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05-2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5-2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5-2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2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5-2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3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5-3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6-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6-0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6-0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6-0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6-0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07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6-0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0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6-11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06-1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6-1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14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9-06-1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6-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6-1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6-18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6-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21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2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6-25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6-2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6-2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6-2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6-2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3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02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7-03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04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-07-0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07-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7-0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08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09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7-1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1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7-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7-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17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-07-1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1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7-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7-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2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2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7-2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7-2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2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7-3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7-3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8-0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8-0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8-0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8-0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8-0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8-0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8-0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8-0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8-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8-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8-1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8-1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